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73.81pt"/>
    </style:style>
    <style:style style:name="co5" style:family="table-column">
      <style:table-column-properties fo:break-before="auto" style:column-width="68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fo:border="0.74pt solid #000000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90.04pt" svg:height="414.88pt" svg:x="668.69pt" svg:y="104.63pt">
            <loext:p draw:notify-on-update-of-ranges="Sheet1.A10:Sheet1.A59 Sheet1.I9:Sheet1.I9 Sheet1.I10:Sheet1.I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number-columns-repeated="4" table:default-cell-style-name="ce3"/>
        <table:table-column table:style-name="co4" table:default-cell-style-name="ce4"/>
        <table:table-column table:style-name="co2" table:default-cell-style-name="ce3"/>
        <table:table-column table:style-name="co5" table:default-cell-style-name="ce3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Default" table:number-columns-repeated="5"/>
          <table:table-cell table:style-name="Default" office:value-type="string" calcext:value-type="string">
            <text:p>secPerMin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number-columns-repeated="3"/>
          <table:table-cell table:style-name="ce5" office:value-type="string" calcext:value-type="string" table:number-columns-spanned="2" table:number-rows-spanned="1">
            <text:p>payPeriod</text:p>
          </table:table-cell>
          <table:covered-table-cell table:style-name="ce6"/>
          <table:table-cell table:style-name="ce7" office:value-type="float" office:value="648000" calcext:value-type="float" table:number-columns-spanned="2" table:number-rows-spanned="1">
            <text:p>648000</text:p>
          </table:table-cell>
          <table:covered-table-cell table:style-name="ce8"/>
        </table:table-row>
        <table:table-row table:style-name="ro1">
          <table:table-cell table:style-name="Default" table:number-columns-repeated="10"/>
          <table:table-cell table:style-name="ce5" office:value-type="string" calcext:value-type="string" table:number-columns-spanned="2" table:number-rows-spanned="1">
            <text:p>paymentNumberMultiplier</text:p>
          </table:table-cell>
          <table:covered-table-cell table:style-name="ce6"/>
          <table:table-cell table:style-name="ce7" office:value-type="float" office:value="0.065" calcext:value-type="float" table:number-columns-spanned="2" table:number-rows-spanned="1">
            <text:p>0.065</text:p>
          </table:table-cell>
          <table:covered-table-cell table:style-name="ce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secPerHour</text:p>
          </table:table-cell>
          <table:table-cell table:style-name="Default" table:formula="of:=[.G1]*60" office:value-type="float" office:value="3600" calcext:value-type="float">
            <text:p>3600</text:p>
          </table:table-cell>
          <table:table-cell table:style-name="Default" table:number-columns-repeated="3"/>
          <table:table-cell table:style-name="ce5" office:value-type="string" calcext:value-type="string" table:number-columns-spanned="2" table:number-rows-spanned="1">
            <text:p>paymentNumberOffset</text:p>
          </table:table-cell>
          <table:covered-table-cell table:style-name="ce6"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 table:style-name="ce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secPerDay</text:p>
          </table:table-cell>
          <table:table-cell table:style-name="Default" table:formula="of:=[.G3]*6" office:value-type="float" office:value="21600" calcext:value-type="float">
            <text:p>21600</text:p>
          </table:table-cell>
          <table:table-cell table:style-name="Default" table:number-columns-repeated="3"/>
          <table:table-cell table:style-name="ce5" office:value-type="string" calcext:value-type="string" table:number-columns-spanned="2" table:number-rows-spanned="1">
            <text:p>basePay</text:p>
          </table:table-cell>
          <table:covered-table-cell table:style-name="ce6"/>
          <table:table-cell table:style-name="ce7" office:value-type="float" office:value="3444" calcext:value-type="float" table:number-columns-spanned="2" table:number-rows-spanned="1">
            <text:p>3444</text:p>
          </table:table-cell>
          <table:covered-table-cell table:style-name="ce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secPerYear</text:p>
          </table:table-cell>
          <table:table-cell table:style-name="Default" table:formula="of:=[.G4]*426" office:value-type="float" office:value="9201600" calcext:value-type="float">
            <text:p>9201600</text:p>
          </table:table-cell>
          <table:table-cell table:style-name="Default" table:number-columns-repeated="3"/>
          <table:table-cell table:style-name="ce5" office:value-type="string" calcext:value-type="string" table:number-columns-spanned="2" table:number-rows-spanned="1">
            <text:p>linearPay</text:p>
          </table:table-cell>
          <table:covered-table-cell table:style-name="ce6"/>
          <table:table-cell table:style-name="ce7" office:value-type="float" office:value="4000" calcext:value-type="float" table:number-columns-spanned="2" table:number-rows-spanned="1">
            <text:p>4000</text:p>
          </table:table-cell>
          <table:covered-table-cell table:style-name="ce8"/>
        </table:table-row>
        <table:table-row table:style-name="ro1">
          <table:table-cell table:style-name="Default" table:number-columns-repeated="10"/>
          <table:table-cell table:style-name="ce5" office:value-type="string" calcext:value-type="string" table:number-columns-spanned="2" table:number-rows-spanned="1">
            <text:p>sqrtPay</text:p>
          </table:table-cell>
          <table:covered-table-cell table:style-name="ce6"/>
          <table:table-cell table:style-name="ce7" office:value-type="float" office:value="11000" calcext:value-type="float" table:number-columns-spanned="2" table:number-rows-spanned="1">
            <text:p>11000</text:p>
          </table:table-cell>
          <table:covered-table-cell table:style-name="ce8"/>
        </table:table-row>
        <table:table-row table:style-name="ro1">
          <table:table-cell table:style-name="Default" table:number-columns-repeated="10"/>
          <table:table-cell table:style-name="ce5" office:value-type="string" calcext:value-type="string" table:number-columns-spanned="2" table:number-rows-spanned="1">
            <text:p>logarithmicPay</text:p>
          </table:table-cell>
          <table:covered-table-cell table:style-name="ce6"/>
          <table:table-cell table:style-name="ce7" office:value-type="float" office:value="15000" calcext:value-type="float" table:number-columns-spanned="2" table:number-rows-spanned="1">
            <text:p>15000</text:p>
          </table:table-cell>
          <table:covered-table-cell table:style-name="ce8"/>
        </table:table-row>
        <table:table-row table:style-name="ro1"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ce1" office:value-type="string" calcext:value-type="string">
            <text:p>Payment Nbr</text:p>
          </table:table-cell>
          <table:table-cell table:style-name="ce1" office:value-type="string" calcext:value-type="string">
            <text:p>UT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Base Pay</text:p>
          </table:table-cell>
          <table:table-cell table:style-name="ce1" office:value-type="string" calcext:value-type="string">
            <text:p>Linear Pay</text:p>
          </table:table-cell>
          <table:table-cell table:style-name="ce1" office:value-type="string" calcext:value-type="string">
            <text:p>Sqrt Pay</text:p>
          </table:table-cell>
          <table:table-cell table:style-name="ce1" office:value-type="string" calcext:value-type="string">
            <text:p>Log Pay</text:p>
          </table:table-cell>
          <table:table-cell table:style-name="ce1" office:value-type="string" calcext:value-type="string">
            <text:p>Total Payment</text:p>
          </table:table-cell>
          <table:table-cell table:style-name="ce1" office:value-type="string" calcext:value-type="string">
            <text:p>Total YTD</text:p>
          </table:table-cell>
          <table:table-cell table:style-name="ce1" office:value-type="string" calcext:value-type="string">
            <text:p>Delt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*[.$M$1]" office:value-type="float" office:value="648000" calcext:value-type="float">
            <text:p>648000</text:p>
          </table:table-cell>
          <table:table-cell table:formula="of:=FLOOR([.B10]/[.$G$5])+1" office:value-type="float" office:value="1" calcext:value-type="float">
            <text:p>1</text:p>
          </table:table-cell>
          <table:table-cell table:formula="of:=FLOOR(([.B10]-([.C10]-1)*[.$G$5])/[.$G$4])" office:value-type="float" office:value="30" calcext:value-type="float">
            <text:p>3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0]*[.$M$2]+[.$M$3])" office:value-type="float" office:value="4260" calcext:value-type="float">
            <text:p>4,260</text:p>
          </table:table-cell>
          <table:table-cell table:formula="of:=[.$M$6]*SQRT([.A10]*[.$M$2]+[.$M$3])" office:value-type="float" office:value="11351.8720923027" calcext:value-type="float">
            <text:p>11,352</text:p>
          </table:table-cell>
          <table:table-cell table:formula="of:=[.$M$7]*LN([.A10]*[.$M$2]+[.$M$3])" office:value-type="float" office:value="944.621987420826" calcext:value-type="float">
            <text:p>945</text:p>
          </table:table-cell>
          <table:table-cell table:formula="of:=SUM([.E10:.H10])" office:value-type="float" office:value="20000.4940797235" calcext:value-type="float">
            <text:p>20,000</text:p>
          </table:table-cell>
          <table:table-cell table:formula="of:=SUMIF([.$C$10:.C10]; [.C10]; [.$I$10:.I10])" office:value-type="float" office:value="20000.4940797235" calcext:value-type="float">
            <text:p>20,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]*[.$M$1]" office:value-type="float" office:value="1296000" calcext:value-type="float">
            <text:p>1296000</text:p>
          </table:table-cell>
          <table:table-cell table:formula="of:=FLOOR([.B11]/[.$G$5])+1" office:value-type="float" office:value="1" calcext:value-type="float">
            <text:p>1</text:p>
          </table:table-cell>
          <table:table-cell table:formula="of:=FLOOR(([.B11]-([.C11]-1)*[.$G$5])/[.$G$4])" office:value-type="float" office:value="60" calcext:value-type="float">
            <text:p>6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1]*[.$M$2]+[.$M$3])" office:value-type="float" office:value="4520" calcext:value-type="float">
            <text:p>4,520</text:p>
          </table:table-cell>
          <table:table-cell table:formula="of:=[.$M$6]*SQRT([.A11]*[.$M$2]+[.$M$3])" office:value-type="float" office:value="11693.1603940081" calcext:value-type="float">
            <text:p>11,693</text:p>
          </table:table-cell>
          <table:table-cell table:formula="of:=[.$M$7]*LN([.A11]*[.$M$2]+[.$M$3])" office:value-type="float" office:value="1833.26449086374" calcext:value-type="float">
            <text:p>1,833</text:p>
          </table:table-cell>
          <table:table-cell table:formula="of:=SUM([.E11:.H11])" office:value-type="float" office:value="21490.4248848718" calcext:value-type="float">
            <text:p>21,490</text:p>
          </table:table-cell>
          <table:table-cell table:formula="of:=SUMIF([.$C$10:.C11]; [.C11]; [.$I$10:.I11])" office:value-type="float" office:value="41490.9189645953" calcext:value-type="float">
            <text:p>41,491</text:p>
          </table:table-cell>
          <table:table-cell table:formula="of:=[.I11]-[.I10]" office:value-type="float" office:value="1489.93080514836" calcext:value-type="float">
            <text:p>1,49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2]*[.$M$1]" office:value-type="float" office:value="1944000" calcext:value-type="float">
            <text:p>1944000</text:p>
          </table:table-cell>
          <table:table-cell table:formula="of:=FLOOR([.B12]/[.$G$5])+1" office:value-type="float" office:value="1" calcext:value-type="float">
            <text:p>1</text:p>
          </table:table-cell>
          <table:table-cell table:formula="of:=FLOOR(([.B12]-([.C12]-1)*[.$G$5])/[.$G$4])" office:value-type="float" office:value="90" calcext:value-type="float">
            <text:p>9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2]*[.$M$2]+[.$M$3])" office:value-type="float" office:value="4780" calcext:value-type="float">
            <text:p>4,780</text:p>
          </table:table-cell>
          <table:table-cell table:formula="of:=[.$M$6]*SQRT([.A12]*[.$M$2]+[.$M$3])" office:value-type="float" office:value="12024.7661099915" calcext:value-type="float">
            <text:p>12,025</text:p>
          </table:table-cell>
          <table:table-cell table:formula="of:=[.$M$7]*LN([.A12]*[.$M$2]+[.$M$3])" office:value-type="float" office:value="2672.19278075211" calcext:value-type="float">
            <text:p>2,672</text:p>
          </table:table-cell>
          <table:table-cell table:formula="of:=SUM([.E12:.H12])" office:value-type="float" office:value="22920.9588907436" calcext:value-type="float">
            <text:p>22,921</text:p>
          </table:table-cell>
          <table:table-cell table:formula="of:=SUMIF([.$C$10:.C12]; [.C12]; [.$I$10:.I12])" office:value-type="float" office:value="64411.8778553389" calcext:value-type="float">
            <text:p>64,412</text:p>
          </table:table-cell>
          <table:table-cell table:formula="of:=[.I12]-[.I11]" office:value-type="float" office:value="1430.53400587176" calcext:value-type="float">
            <text:p>1,43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3]*[.$M$1]" office:value-type="float" office:value="2592000" calcext:value-type="float">
            <text:p>2592000</text:p>
          </table:table-cell>
          <table:table-cell table:formula="of:=FLOOR([.B13]/[.$G$5])+1" office:value-type="float" office:value="1" calcext:value-type="float">
            <text:p>1</text:p>
          </table:table-cell>
          <table:table-cell table:formula="of:=FLOOR(([.B13]-([.C13]-1)*[.$G$5])/[.$G$4])" office:value-type="float" office:value="120" calcext:value-type="float">
            <text:p>12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3]*[.$M$2]+[.$M$3])" office:value-type="float" office:value="5040" calcext:value-type="float">
            <text:p>5,040</text:p>
          </table:table-cell>
          <table:table-cell table:formula="of:=[.$M$6]*SQRT([.A13]*[.$M$2]+[.$M$3])" office:value-type="float" office:value="12347.469376354" calcext:value-type="float">
            <text:p>12,347</text:p>
          </table:table-cell>
          <table:table-cell table:formula="of:=[.$M$7]*LN([.A13]*[.$M$2]+[.$M$3])" office:value-type="float" office:value="3466.6758144508" calcext:value-type="float">
            <text:p>3,467</text:p>
          </table:table-cell>
          <table:table-cell table:formula="of:=SUM([.E13:.H13])" office:value-type="float" office:value="24298.1451908048" calcext:value-type="float">
            <text:p>24,298</text:p>
          </table:table-cell>
          <table:table-cell table:formula="of:=SUMIF([.$C$10:.C13]; [.C13]; [.$I$10:.I13])" office:value-type="float" office:value="88710.0230461438" calcext:value-type="float">
            <text:p>88,710</text:p>
          </table:table-cell>
          <table:table-cell table:formula="of:=[.I13]-[.I12]" office:value-type="float" office:value="1377.1863000612" calcext:value-type="float">
            <text:p>1,37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]*[.$M$1]" office:value-type="float" office:value="3240000" calcext:value-type="float">
            <text:p>3240000</text:p>
          </table:table-cell>
          <table:table-cell table:formula="of:=FLOOR([.B14]/[.$G$5])+1" office:value-type="float" office:value="1" calcext:value-type="float">
            <text:p>1</text:p>
          </table:table-cell>
          <table:table-cell table:formula="of:=FLOOR(([.B14]-([.C14]-1)*[.$G$5])/[.$G$4])" office:value-type="float" office:value="150" calcext:value-type="float">
            <text:p>15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4]*[.$M$2]+[.$M$3])" office:value-type="float" office:value="5300" calcext:value-type="float">
            <text:p>5,300</text:p>
          </table:table-cell>
          <table:table-cell table:formula="of:=[.$M$6]*SQRT([.A14]*[.$M$2]+[.$M$3])" office:value-type="float" office:value="12661.9508765435" calcext:value-type="float">
            <text:p>12,662</text:p>
          </table:table-cell>
          <table:table-cell table:formula="of:=[.$M$7]*LN([.A14]*[.$M$2]+[.$M$3])" office:value-type="float" office:value="4221.18689157278" calcext:value-type="float">
            <text:p>4,221</text:p>
          </table:table-cell>
          <table:table-cell table:formula="of:=SUM([.E14:.H14])" office:value-type="float" office:value="25627.1377681163" calcext:value-type="float">
            <text:p>25,627</text:p>
          </table:table-cell>
          <table:table-cell table:formula="of:=SUMIF([.$C$10:.C14]; [.C14]; [.$I$10:.I14])" office:value-type="float" office:value="114337.16081426" calcext:value-type="float">
            <text:p>114,337</text:p>
          </table:table-cell>
          <table:table-cell table:formula="of:=[.I14]-[.I13]" office:value-type="float" office:value="1328.99257731145" calcext:value-type="float">
            <text:p>1,3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5]*[.$M$1]" office:value-type="float" office:value="3888000" calcext:value-type="float">
            <text:p>3888000</text:p>
          </table:table-cell>
          <table:table-cell table:formula="of:=FLOOR([.B15]/[.$G$5])+1" office:value-type="float" office:value="1" calcext:value-type="float">
            <text:p>1</text:p>
          </table:table-cell>
          <table:table-cell table:formula="of:=FLOOR(([.B15]-([.C15]-1)*[.$G$5])/[.$G$4])" office:value-type="float" office:value="180" calcext:value-type="float">
            <text:p>18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5]*[.$M$2]+[.$M$3])" office:value-type="float" office:value="5560" calcext:value-type="float">
            <text:p>5,560</text:p>
          </table:table-cell>
          <table:table-cell table:formula="of:=[.$M$6]*SQRT([.A15]*[.$M$2]+[.$M$3])" office:value-type="float" office:value="12968.8087348068" calcext:value-type="float">
            <text:p>12,969</text:p>
          </table:table-cell>
          <table:table-cell table:formula="of:=[.$M$7]*LN([.A15]*[.$M$2]+[.$M$3])" office:value-type="float" office:value="4939.55620713901" calcext:value-type="float">
            <text:p>4,940</text:p>
          </table:table-cell>
          <table:table-cell table:formula="of:=SUM([.E15:.H15])" office:value-type="float" office:value="26912.3649419458" calcext:value-type="float">
            <text:p>26,912</text:p>
          </table:table-cell>
          <table:table-cell table:formula="of:=SUMIF([.$C$10:.C15]; [.C15]; [.$I$10:.I15])" office:value-type="float" office:value="141249.525756206" calcext:value-type="float">
            <text:p>141,250</text:p>
          </table:table-cell>
          <table:table-cell table:formula="of:=[.I15]-[.I14]" office:value-type="float" office:value="1285.22717382951" calcext:value-type="float">
            <text:p>1,2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]*[.$M$1]" office:value-type="float" office:value="4536000" calcext:value-type="float">
            <text:p>4536000</text:p>
          </table:table-cell>
          <table:table-cell table:formula="of:=FLOOR([.B16]/[.$G$5])+1" office:value-type="float" office:value="1" calcext:value-type="float">
            <text:p>1</text:p>
          </table:table-cell>
          <table:table-cell table:formula="of:=FLOOR(([.B16]-([.C16]-1)*[.$G$5])/[.$G$4])" office:value-type="float" office:value="210" calcext:value-type="float">
            <text:p>21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6]*[.$M$2]+[.$M$3])" office:value-type="float" office:value="5820" calcext:value-type="float">
            <text:p>5,820</text:p>
          </table:table-cell>
          <table:table-cell table:formula="of:=[.$M$6]*SQRT([.A16]*[.$M$2]+[.$M$3])" office:value-type="float" office:value="13268.5718899963" calcext:value-type="float">
            <text:p>13,269</text:p>
          </table:table-cell>
          <table:table-cell table:formula="of:=[.$M$7]*LN([.A16]*[.$M$2]+[.$M$3])" office:value-type="float" office:value="5625.08850935184" calcext:value-type="float">
            <text:p>5,625</text:p>
          </table:table-cell>
          <table:table-cell table:formula="of:=SUM([.E16:.H16])" office:value-type="float" office:value="28157.6603993481" calcext:value-type="float">
            <text:p>28,158</text:p>
          </table:table-cell>
          <table:table-cell table:formula="of:=SUMIF([.$C$10:.C16]; [.C16]; [.$I$10:.I16])" office:value-type="float" office:value="169407.186155554" calcext:value-type="float">
            <text:p>169,407</text:p>
          </table:table-cell>
          <table:table-cell table:formula="of:=[.I16]-[.I15]" office:value-type="float" office:value="1245.29545740237" calcext:value-type="float">
            <text:p>1,24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7]*[.$M$1]" office:value-type="float" office:value="5184000" calcext:value-type="float">
            <text:p>5184000</text:p>
          </table:table-cell>
          <table:table-cell table:formula="of:=FLOOR([.B17]/[.$G$5])+1" office:value-type="float" office:value="1" calcext:value-type="float">
            <text:p>1</text:p>
          </table:table-cell>
          <table:table-cell table:formula="of:=FLOOR(([.B17]-([.C17]-1)*[.$G$5])/[.$G$4])" office:value-type="float" office:value="240" calcext:value-type="float">
            <text:p>24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7]*[.$M$2]+[.$M$3])" office:value-type="float" office:value="6080" calcext:value-type="float">
            <text:p>6,080</text:p>
          </table:table-cell>
          <table:table-cell table:formula="of:=[.$M$6]*SQRT([.A17]*[.$M$2]+[.$M$3])" office:value-type="float" office:value="13561.7108065317" calcext:value-type="float">
            <text:p>13,562</text:p>
          </table:table-cell>
          <table:table-cell table:formula="of:=[.$M$7]*LN([.A17]*[.$M$2]+[.$M$3])" office:value-type="float" office:value="6280.65502287278" calcext:value-type="float">
            <text:p>6,281</text:p>
          </table:table-cell>
          <table:table-cell table:formula="of:=SUM([.E17:.H17])" office:value-type="float" office:value="29366.3658294045" calcext:value-type="float">
            <text:p>29,366</text:p>
          </table:table-cell>
          <table:table-cell table:formula="of:=SUMIF([.$C$10:.C17]; [.C17]; [.$I$10:.I17])" office:value-type="float" office:value="198773.551984958" calcext:value-type="float">
            <text:p>198,774</text:p>
          </table:table-cell>
          <table:table-cell table:formula="of:=[.I17]-[.I16]" office:value-type="float" office:value="1208.70543005639" calcext:value-type="float">
            <text:p>1,2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8]*[.$M$1]" office:value-type="float" office:value="5832000" calcext:value-type="float">
            <text:p>5832000</text:p>
          </table:table-cell>
          <table:table-cell table:formula="of:=FLOOR([.B18]/[.$G$5])+1" office:value-type="float" office:value="1" calcext:value-type="float">
            <text:p>1</text:p>
          </table:table-cell>
          <table:table-cell table:formula="of:=FLOOR(([.B18]-([.C18]-1)*[.$G$5])/[.$G$4])" office:value-type="float" office:value="270" calcext:value-type="float">
            <text:p>27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8]*[.$M$2]+[.$M$3])" office:value-type="float" office:value="6340" calcext:value-type="float">
            <text:p>6,340</text:p>
          </table:table-cell>
          <table:table-cell table:formula="of:=[.$M$6]*SQRT([.A18]*[.$M$2]+[.$M$3])" office:value-type="float" office:value="13848.6461432156" calcext:value-type="float">
            <text:p>13,849</text:p>
          </table:table-cell>
          <table:table-cell table:formula="of:=[.$M$7]*LN([.A18]*[.$M$2]+[.$M$3])" office:value-type="float" office:value="6908.76610993866" calcext:value-type="float">
            <text:p>6,909</text:p>
          </table:table-cell>
          <table:table-cell table:formula="of:=SUM([.E18:.H18])" office:value-type="float" office:value="30541.4122531542" calcext:value-type="float">
            <text:p>30,541</text:p>
          </table:table-cell>
          <table:table-cell table:formula="of:=SUMIF([.$C$10:.C18]; [.C18]; [.$I$10:.I18])" office:value-type="float" office:value="229314.964238113" calcext:value-type="float">
            <text:p>229,315</text:p>
          </table:table-cell>
          <table:table-cell table:formula="of:=[.I18]-[.I17]" office:value-type="float" office:value="1175.04642374972" calcext:value-type="float">
            <text:p>1,17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9]*[.$M$1]" office:value-type="float" office:value="6480000" calcext:value-type="float">
            <text:p>6480000</text:p>
          </table:table-cell>
          <table:table-cell table:formula="of:=FLOOR([.B19]/[.$G$5])+1" office:value-type="float" office:value="1" calcext:value-type="float">
            <text:p>1</text:p>
          </table:table-cell>
          <table:table-cell table:formula="of:=FLOOR(([.B19]-([.C19]-1)*[.$G$5])/[.$G$4])" office:value-type="float" office:value="300" calcext:value-type="float">
            <text:p>30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9]*[.$M$2]+[.$M$3])" office:value-type="float" office:value="6600" calcext:value-type="float">
            <text:p>6,600</text:p>
          </table:table-cell>
          <table:table-cell table:formula="of:=[.$M$6]*SQRT([.A19]*[.$M$2]+[.$M$3])" office:value-type="float" office:value="14129.7558365316" calcext:value-type="float">
            <text:p>14,130</text:p>
          </table:table-cell>
          <table:table-cell table:formula="of:=[.$M$7]*LN([.A19]*[.$M$2]+[.$M$3])" office:value-type="float" office:value="7511.62931868734" calcext:value-type="float">
            <text:p>7,512</text:p>
          </table:table-cell>
          <table:table-cell table:formula="of:=SUM([.E19:.H19])" office:value-type="float" office:value="31685.385155219" calcext:value-type="float">
            <text:p>31,685</text:p>
          </table:table-cell>
          <table:table-cell table:formula="of:=SUMIF([.$C$10:.C19]; [.C19]; [.$I$10:.I19])" office:value-type="float" office:value="261000.349393332" calcext:value-type="float">
            <text:p>261,000</text:p>
          </table:table-cell>
          <table:table-cell table:formula="of:=[.I19]-[.I18]" office:value-type="float" office:value="1143.97290206474" calcext:value-type="float">
            <text:p>1,14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20]*[.$M$1]" office:value-type="float" office:value="7128000" calcext:value-type="float">
            <text:p>7128000</text:p>
          </table:table-cell>
          <table:table-cell table:formula="of:=FLOOR([.B20]/[.$G$5])+1" office:value-type="float" office:value="1" calcext:value-type="float">
            <text:p>1</text:p>
          </table:table-cell>
          <table:table-cell table:formula="of:=FLOOR(([.B20]-([.C20]-1)*[.$G$5])/[.$G$4])" office:value-type="float" office:value="330" calcext:value-type="float">
            <text:p>33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20]*[.$M$2]+[.$M$3])" office:value-type="float" office:value="6860" calcext:value-type="float">
            <text:p>6,860</text:p>
          </table:table-cell>
          <table:table-cell table:formula="of:=[.$M$6]*SQRT([.A20]*[.$M$2]+[.$M$3])" office:value-type="float" office:value="14405.3809390797" calcext:value-type="float">
            <text:p>14,405</text:p>
          </table:table-cell>
          <table:table-cell table:formula="of:=[.$M$7]*LN([.A20]*[.$M$2]+[.$M$3])" office:value-type="float" office:value="8091.19620926855" calcext:value-type="float">
            <text:p>8,091</text:p>
          </table:table-cell>
          <table:table-cell table:formula="of:=SUM([.E20:.H20])" office:value-type="float" office:value="32800.5771483482" calcext:value-type="float">
            <text:p>32,801</text:p>
          </table:table-cell>
          <table:table-cell table:formula="of:=SUMIF([.$C$10:.C20]; [.C20]; [.$I$10:.I20])" office:value-type="float" office:value="293800.92654168" calcext:value-type="float">
            <text:p>293,801</text:p>
          </table:table-cell>
          <table:table-cell table:formula="of:=[.I20]-[.I19]" office:value-type="float" office:value="1115.19199312924" calcext:value-type="float">
            <text:p>1,11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1]*[.$M$1]" office:value-type="float" office:value="7776000" calcext:value-type="float">
            <text:p>7776000</text:p>
          </table:table-cell>
          <table:table-cell table:formula="of:=FLOOR([.B21]/[.$G$5])+1" office:value-type="float" office:value="1" calcext:value-type="float">
            <text:p>1</text:p>
          </table:table-cell>
          <table:table-cell table:formula="of:=FLOOR(([.B21]-([.C21]-1)*[.$G$5])/[.$G$4])" office:value-type="float" office:value="360" calcext:value-type="float">
            <text:p>36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21]*[.$M$2]+[.$M$3])" office:value-type="float" office:value="7120" calcext:value-type="float">
            <text:p>7,120</text:p>
          </table:table-cell>
          <table:table-cell table:formula="of:=[.$M$6]*SQRT([.A21]*[.$M$2]+[.$M$3])" office:value-type="float" office:value="14675.830470539" calcext:value-type="float">
            <text:p>14,676</text:p>
          </table:table-cell>
          <table:table-cell table:formula="of:=[.$M$7]*LN([.A21]*[.$M$2]+[.$M$3])" office:value-type="float" office:value="8649.20046455991" calcext:value-type="float">
            <text:p>8,649</text:p>
          </table:table-cell>
          <table:table-cell table:formula="of:=SUM([.E21:.H21])" office:value-type="float" office:value="33889.0309350989" calcext:value-type="float">
            <text:p>33,889</text:p>
          </table:table-cell>
          <table:table-cell table:formula="of:=SUMIF([.$C$10:.C21]; [.C21]; [.$I$10:.I21])" office:value-type="float" office:value="327689.957476779" calcext:value-type="float">
            <text:p>327,690</text:p>
          </table:table-cell>
          <table:table-cell table:formula="of:=[.I21]-[.I20]" office:value-type="float" office:value="1088.45378675065" calcext:value-type="float">
            <text:p>1,08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22]*[.$M$1]" office:value-type="float" office:value="8424000" calcext:value-type="float">
            <text:p>8424000</text:p>
          </table:table-cell>
          <table:table-cell table:formula="of:=FLOOR([.B22]/[.$G$5])+1" office:value-type="float" office:value="1" calcext:value-type="float">
            <text:p>1</text:p>
          </table:table-cell>
          <table:table-cell table:formula="of:=FLOOR(([.B22]-([.C22]-1)*[.$G$5])/[.$G$4])" office:value-type="float" office:value="390" calcext:value-type="float">
            <text:p>39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22]*[.$M$2]+[.$M$3])" office:value-type="float" office:value="7380" calcext:value-type="float">
            <text:p>7,380</text:p>
          </table:table-cell>
          <table:table-cell table:formula="of:=[.$M$6]*SQRT([.A22]*[.$M$2]+[.$M$3])" office:value-type="float" office:value="14941.3854779267" calcext:value-type="float">
            <text:p>14,941</text:p>
          </table:table-cell>
          <table:table-cell table:formula="of:=[.$M$7]*LN([.A22]*[.$M$2]+[.$M$3])" office:value-type="float" office:value="9187.18916238736" calcext:value-type="float">
            <text:p>9,187</text:p>
          </table:table-cell>
          <table:table-cell table:formula="of:=SUM([.E22:.H22])" office:value-type="float" office:value="34952.5746403141" calcext:value-type="float">
            <text:p>34,953</text:p>
          </table:table-cell>
          <table:table-cell table:formula="of:=SUMIF([.$C$10:.C22]; [.C22]; [.$I$10:.I22])" office:value-type="float" office:value="362642.532117093" calcext:value-type="float">
            <text:p>362,643</text:p>
          </table:table-cell>
          <table:table-cell table:formula="of:=[.I22]-[.I21]" office:value-type="float" office:value="1063.54370521522" calcext:value-type="float">
            <text:p>1,06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23]*[.$M$1]" office:value-type="float" office:value="9072000" calcext:value-type="float">
            <text:p>9072000</text:p>
          </table:table-cell>
          <table:table-cell table:formula="of:=FLOOR([.B23]/[.$G$5])+1" office:value-type="float" office:value="1" calcext:value-type="float">
            <text:p>1</text:p>
          </table:table-cell>
          <table:table-cell table:formula="of:=FLOOR(([.B23]-([.C23]-1)*[.$G$5])/[.$G$4])" office:value-type="float" office:value="420" calcext:value-type="float">
            <text:p>42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23]*[.$M$2]+[.$M$3])" office:value-type="float" office:value="7640" calcext:value-type="float">
            <text:p>7,640</text:p>
          </table:table-cell>
          <table:table-cell table:formula="of:=[.$M$6]*SQRT([.A23]*[.$M$2]+[.$M$3])" office:value-type="float" office:value="15202.3024571938" calcext:value-type="float">
            <text:p>15,202</text:p>
          </table:table-cell>
          <table:table-cell table:formula="of:=[.$M$7]*LN([.A23]*[.$M$2]+[.$M$3])" office:value-type="float" office:value="9706.54863087808" calcext:value-type="float">
            <text:p>9,707</text:p>
          </table:table-cell>
          <table:table-cell table:formula="of:=SUM([.E23:.H23])" office:value-type="float" office:value="35992.8510880718" calcext:value-type="float">
            <text:p>35,993</text:p>
          </table:table-cell>
          <table:table-cell table:formula="of:=SUMIF([.$C$10:.C23]; [.C23]; [.$I$10:.I23])" office:value-type="float" office:value="398635.383205165" calcext:value-type="float">
            <text:p>398,635</text:p>
          </table:table-cell>
          <table:table-cell table:formula="of:=[.I23]-[.I22]" office:value-type="float" office:value="1040.27644775776" calcext:value-type="float">
            <text:p>1,04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4]*[.$M$1]" office:value-type="float" office:value="9720000" calcext:value-type="float">
            <text:p>9720000</text:p>
          </table:table-cell>
          <table:table-cell table:formula="of:=FLOOR([.B24]/[.$G$5])+1" office:value-type="float" office:value="2" calcext:value-type="float">
            <text:p>2</text:p>
          </table:table-cell>
          <table:table-cell table:formula="of:=FLOOR(([.B24]-([.C24]-1)*[.$G$5])/[.$G$4])" office:value-type="float" office:value="24" calcext:value-type="float">
            <text:p>2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24]*[.$M$2]+[.$M$3])" office:value-type="float" office:value="7900" calcext:value-type="float">
            <text:p>7,900</text:p>
          </table:table-cell>
          <table:table-cell table:formula="of:=[.$M$6]*SQRT([.A24]*[.$M$2]+[.$M$3])" office:value-type="float" office:value="15458.8162548107" calcext:value-type="float">
            <text:p>15,459</text:p>
          </table:table-cell>
          <table:table-cell table:formula="of:=[.$M$7]*LN([.A24]*[.$M$2]+[.$M$3])" office:value-type="float" office:value="10208.5259752963" calcext:value-type="float">
            <text:p>10,209</text:p>
          </table:table-cell>
          <table:table-cell table:formula="of:=SUM([.E24:.H24])" office:value-type="float" office:value="37011.342230107" calcext:value-type="float">
            <text:p>37,011</text:p>
          </table:table-cell>
          <table:table-cell table:formula="of:=SUMIF([.$C$10:.C24]; [.C24]; [.$I$10:.I24])" office:value-type="float" office:value="37011.342230107" calcext:value-type="float">
            <text:p>37,011</text:p>
          </table:table-cell>
          <table:table-cell table:formula="of:=[.I24]-[.I23]" office:value-type="float" office:value="1018.49114203514" calcext:value-type="float">
            <text:p>1,01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5]*[.$M$1]" office:value-type="float" office:value="10368000" calcext:value-type="float">
            <text:p>10368000</text:p>
          </table:table-cell>
          <table:table-cell table:formula="of:=FLOOR([.B25]/[.$G$5])+1" office:value-type="float" office:value="2" calcext:value-type="float">
            <text:p>2</text:p>
          </table:table-cell>
          <table:table-cell table:formula="of:=FLOOR(([.B25]-([.C25]-1)*[.$G$5])/[.$G$4])" office:value-type="float" office:value="54" calcext:value-type="float">
            <text:p>5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25]*[.$M$2]+[.$M$3])" office:value-type="float" office:value="8160" calcext:value-type="float">
            <text:p>8,160</text:p>
          </table:table-cell>
          <table:table-cell table:formula="of:=[.$M$6]*SQRT([.A25]*[.$M$2]+[.$M$3])" office:value-type="float" office:value="15711.1425427943" calcext:value-type="float">
            <text:p>15,711</text:p>
          </table:table-cell>
          <table:table-cell table:formula="of:=[.$M$7]*LN([.A25]*[.$M$2]+[.$M$3])" office:value-type="float" office:value="10694.2471178419" calcext:value-type="float">
            <text:p>10,694</text:p>
          </table:table-cell>
          <table:table-cell table:formula="of:=SUM([.E25:.H25])" office:value-type="float" office:value="38009.3896606361" calcext:value-type="float">
            <text:p>38,009</text:p>
          </table:table-cell>
          <table:table-cell table:formula="of:=SUMIF([.$C$10:.C25]; [.C25]; [.$I$10:.I25])" office:value-type="float" office:value="75020.7318907431" calcext:value-type="float">
            <text:p>75,021</text:p>
          </table:table-cell>
          <table:table-cell table:formula="of:=[.I25]-[.I24]" office:value-type="float" office:value="998.04743052915" calcext:value-type="float">
            <text:p>99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6]*[.$M$1]" office:value-type="float" office:value="11016000" calcext:value-type="float">
            <text:p>11016000</text:p>
          </table:table-cell>
          <table:table-cell table:formula="of:=FLOOR([.B26]/[.$G$5])+1" office:value-type="float" office:value="2" calcext:value-type="float">
            <text:p>2</text:p>
          </table:table-cell>
          <table:table-cell table:formula="of:=FLOOR(([.B26]-([.C26]-1)*[.$G$5])/[.$G$4])" office:value-type="float" office:value="84" calcext:value-type="float">
            <text:p>8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26]*[.$M$2]+[.$M$3])" office:value-type="float" office:value="8420" calcext:value-type="float">
            <text:p>8,420</text:p>
          </table:table-cell>
          <table:table-cell table:formula="of:=[.$M$6]*SQRT([.A26]*[.$M$2]+[.$M$3])" office:value-type="float" office:value="15959.4799414016" calcext:value-type="float">
            <text:p>15,959</text:p>
          </table:table-cell>
          <table:table-cell table:formula="of:=[.$M$7]*LN([.A26]*[.$M$2]+[.$M$3])" office:value-type="float" office:value="11164.7320070152" calcext:value-type="float">
            <text:p>11,165</text:p>
          </table:table-cell>
          <table:table-cell table:formula="of:=SUM([.E26:.H26])" office:value-type="float" office:value="38988.2119484168" calcext:value-type="float">
            <text:p>38,988</text:p>
          </table:table-cell>
          <table:table-cell table:formula="of:=SUMIF([.$C$10:.C26]; [.C26]; [.$I$10:.I26])" office:value-type="float" office:value="114008.94383916" calcext:value-type="float">
            <text:p>114,009</text:p>
          </table:table-cell>
          <table:table-cell table:formula="of:=[.I26]-[.I25]" office:value-type="float" office:value="978.822287780626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7]*[.$M$1]" office:value-type="float" office:value="11664000" calcext:value-type="float">
            <text:p>11664000</text:p>
          </table:table-cell>
          <table:table-cell table:formula="of:=FLOOR([.B27]/[.$G$5])+1" office:value-type="float" office:value="2" calcext:value-type="float">
            <text:p>2</text:p>
          </table:table-cell>
          <table:table-cell table:formula="of:=FLOOR(([.B27]-([.C27]-1)*[.$G$5])/[.$G$4])" office:value-type="float" office:value="114" calcext:value-type="float">
            <text:p>11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27]*[.$M$2]+[.$M$3])" office:value-type="float" office:value="8680" calcext:value-type="float">
            <text:p>8,680</text:p>
          </table:table-cell>
          <table:table-cell table:formula="of:=[.$M$6]*SQRT([.A27]*[.$M$2]+[.$M$3])" office:value-type="float" office:value="16204.0118489219" calcext:value-type="float">
            <text:p>16,204</text:p>
          </table:table-cell>
          <table:table-cell table:formula="of:=[.$M$7]*LN([.A27]*[.$M$2]+[.$M$3])" office:value-type="float" office:value="11620.9075132855" calcext:value-type="float">
            <text:p>11,621</text:p>
          </table:table-cell>
          <table:table-cell table:formula="of:=SUM([.E27:.H27])" office:value-type="float" office:value="39948.9193622074" calcext:value-type="float">
            <text:p>39,949</text:p>
          </table:table-cell>
          <table:table-cell table:formula="of:=SUMIF([.$C$10:.C27]; [.C27]; [.$I$10:.I27])" office:value-type="float" office:value="153957.863201367" calcext:value-type="float">
            <text:p>153,958</text:p>
          </table:table-cell>
          <table:table-cell table:formula="of:=[.I27]-[.I26]" office:value-type="float" office:value="960.707413790609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8]*[.$M$1]" office:value-type="float" office:value="12312000" calcext:value-type="float">
            <text:p>12312000</text:p>
          </table:table-cell>
          <table:table-cell table:formula="of:=FLOOR([.B28]/[.$G$5])+1" office:value-type="float" office:value="2" calcext:value-type="float">
            <text:p>2</text:p>
          </table:table-cell>
          <table:table-cell table:formula="of:=FLOOR(([.B28]-([.C28]-1)*[.$G$5])/[.$G$4])" office:value-type="float" office:value="144" calcext:value-type="float">
            <text:p>14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28]*[.$M$2]+[.$M$3])" office:value-type="float" office:value="8940" calcext:value-type="float">
            <text:p>8,940</text:p>
          </table:table-cell>
          <table:table-cell table:formula="of:=[.$M$6]*SQRT([.A28]*[.$M$2]+[.$M$3])" office:value-type="float" office:value="16444.9080264987" calcext:value-type="float">
            <text:p>16,445</text:p>
          </table:table-cell>
          <table:table-cell table:formula="of:=[.$M$7]*LN([.A28]*[.$M$2]+[.$M$3])" office:value-type="float" office:value="12063.618420983" calcext:value-type="float">
            <text:p>12,064</text:p>
          </table:table-cell>
          <table:table-cell table:formula="of:=SUM([.E28:.H28])" office:value-type="float" office:value="40892.5264474817" calcext:value-type="float">
            <text:p>40,893</text:p>
          </table:table-cell>
          <table:table-cell table:formula="of:=SUMIF([.$C$10:.C28]; [.C28]; [.$I$10:.I28])" office:value-type="float" office:value="194850.389648849" calcext:value-type="float">
            <text:p>194,850</text:p>
          </table:table-cell>
          <table:table-cell table:formula="of:=[.I28]-[.I27]" office:value-type="float" office:value="943.607085274271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9]*[.$M$1]" office:value-type="float" office:value="12960000" calcext:value-type="float">
            <text:p>12960000</text:p>
          </table:table-cell>
          <table:table-cell table:formula="of:=FLOOR([.B29]/[.$G$5])+1" office:value-type="float" office:value="2" calcext:value-type="float">
            <text:p>2</text:p>
          </table:table-cell>
          <table:table-cell table:formula="of:=FLOOR(([.B29]-([.C29]-1)*[.$G$5])/[.$G$4])" office:value-type="float" office:value="174" calcext:value-type="float">
            <text:p>17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29]*[.$M$2]+[.$M$3])" office:value-type="float" office:value="9200" calcext:value-type="float">
            <text:p>9,200</text:p>
          </table:table-cell>
          <table:table-cell table:formula="of:=[.$M$6]*SQRT([.A29]*[.$M$2]+[.$M$3])" office:value-type="float" office:value="16682.3259769134" calcext:value-type="float">
            <text:p>16,682</text:p>
          </table:table-cell>
          <table:table-cell table:formula="of:=[.$M$7]*LN([.A29]*[.$M$2]+[.$M$3])" office:value-type="float" office:value="12493.6368440266" calcext:value-type="float">
            <text:p>12,494</text:p>
          </table:table-cell>
          <table:table-cell table:formula="of:=SUM([.E29:.H29])" office:value-type="float" office:value="41819.96282094" calcext:value-type="float">
            <text:p>41,820</text:p>
          </table:table-cell>
          <table:table-cell table:formula="of:=SUMIF([.$C$10:.C29]; [.C29]; [.$I$10:.I29])" office:value-type="float" office:value="236670.352469789" calcext:value-type="float">
            <text:p>236,670</text:p>
          </table:table-cell>
          <table:table-cell table:formula="of:=[.I29]-[.I28]" office:value-type="float" office:value="927.436373458317" calcext:value-type="float">
            <text:p>92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30]*[.$M$1]" office:value-type="float" office:value="13608000" calcext:value-type="float">
            <text:p>13608000</text:p>
          </table:table-cell>
          <table:table-cell table:formula="of:=FLOOR([.B30]/[.$G$5])+1" office:value-type="float" office:value="2" calcext:value-type="float">
            <text:p>2</text:p>
          </table:table-cell>
          <table:table-cell table:formula="of:=FLOOR(([.B30]-([.C30]-1)*[.$G$5])/[.$G$4])" office:value-type="float" office:value="204" calcext:value-type="float">
            <text:p>20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30]*[.$M$2]+[.$M$3])" office:value-type="float" office:value="9460" calcext:value-type="float">
            <text:p>9,460</text:p>
          </table:table-cell>
          <table:table-cell table:formula="of:=[.$M$6]*SQRT([.A30]*[.$M$2]+[.$M$3])" office:value-type="float" office:value="16916.4121491527" calcext:value-type="float">
            <text:p>16,916</text:p>
          </table:table-cell>
          <table:table-cell table:formula="of:=[.$M$7]*LN([.A30]*[.$M$2]+[.$M$3])" office:value-type="float" office:value="12911.6703291584" calcext:value-type="float">
            <text:p>12,912</text:p>
          </table:table-cell>
          <table:table-cell table:formula="of:=SUM([.E30:.H30])" office:value-type="float" office:value="42732.0824783111" calcext:value-type="float">
            <text:p>42,732</text:p>
          </table:table-cell>
          <table:table-cell table:formula="of:=SUMIF([.$C$10:.C30]; [.C30]; [.$I$10:.I30])" office:value-type="float" office:value="279402.4349481" calcext:value-type="float">
            <text:p>279,402</text:p>
          </table:table-cell>
          <table:table-cell table:formula="of:=[.I30]-[.I29]" office:value-type="float" office:value="912.11965737115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31]*[.$M$1]" office:value-type="float" office:value="14256000" calcext:value-type="float">
            <text:p>14256000</text:p>
          </table:table-cell>
          <table:table-cell table:formula="of:=FLOOR([.B31]/[.$G$5])+1" office:value-type="float" office:value="2" calcext:value-type="float">
            <text:p>2</text:p>
          </table:table-cell>
          <table:table-cell table:formula="of:=FLOOR(([.B31]-([.C31]-1)*[.$G$5])/[.$G$4])" office:value-type="float" office:value="234" calcext:value-type="float">
            <text:p>23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31]*[.$M$2]+[.$M$3])" office:value-type="float" office:value="9720" calcext:value-type="float">
            <text:p>9,720</text:p>
          </table:table-cell>
          <table:table-cell table:formula="of:=[.$M$6]*SQRT([.A31]*[.$M$2]+[.$M$3])" office:value-type="float" office:value="17147.3029949319" calcext:value-type="float">
            <text:p>17,147</text:p>
          </table:table-cell>
          <table:table-cell table:formula="of:=[.$M$7]*LN([.A31]*[.$M$2]+[.$M$3])" office:value-type="float" office:value="13318.3688602869" calcext:value-type="float">
            <text:p>13,318</text:p>
          </table:table-cell>
          <table:table-cell table:formula="of:=SUM([.E31:.H31])" office:value-type="float" office:value="43629.6718552187" calcext:value-type="float">
            <text:p>43,630</text:p>
          </table:table-cell>
          <table:table-cell table:formula="of:=SUMIF([.$C$10:.C31]; [.C31]; [.$I$10:.I31])" office:value-type="float" office:value="323032.106803319" calcext:value-type="float">
            <text:p>323,032</text:p>
          </table:table-cell>
          <table:table-cell table:formula="of:=[.I31]-[.I30]" office:value-type="float" office:value="897.589376907621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32]*[.$M$1]" office:value-type="float" office:value="14904000" calcext:value-type="float">
            <text:p>14904000</text:p>
          </table:table-cell>
          <table:table-cell table:formula="of:=FLOOR([.B32]/[.$G$5])+1" office:value-type="float" office:value="2" calcext:value-type="float">
            <text:p>2</text:p>
          </table:table-cell>
          <table:table-cell table:formula="of:=FLOOR(([.B32]-([.C32]-1)*[.$G$5])/[.$G$4])" office:value-type="float" office:value="264" calcext:value-type="float">
            <text:p>26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32]*[.$M$2]+[.$M$3])" office:value-type="float" office:value="9980" calcext:value-type="float">
            <text:p>9,980</text:p>
          </table:table-cell>
          <table:table-cell table:formula="of:=[.$M$6]*SQRT([.A32]*[.$M$2]+[.$M$3])" office:value-type="float" office:value="17375.1258988244" calcext:value-type="float">
            <text:p>17,375</text:p>
          </table:table-cell>
          <table:table-cell table:formula="of:=[.$M$7]*LN([.A32]*[.$M$2]+[.$M$3])" office:value-type="float" office:value="13714.3309380522" calcext:value-type="float">
            <text:p>13,714</text:p>
          </table:table-cell>
          <table:table-cell table:formula="of:=SUM([.E32:.H32])" office:value-type="float" office:value="44513.4568368767" calcext:value-type="float">
            <text:p>44,513</text:p>
          </table:table-cell>
          <table:table-cell table:formula="of:=SUMIF([.$C$10:.C32]; [.C32]; [.$I$10:.I32])" office:value-type="float" office:value="367545.563640195" calcext:value-type="float">
            <text:p>367,546</text:p>
          </table:table-cell>
          <table:table-cell table:formula="of:=[.I32]-[.I31]" office:value-type="float" office:value="883.78498165794" calcext:value-type="float">
            <text:p>88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33]*[.$M$1]" office:value-type="float" office:value="15552000" calcext:value-type="float">
            <text:p>15552000</text:p>
          </table:table-cell>
          <table:table-cell table:formula="of:=FLOOR([.B33]/[.$G$5])+1" office:value-type="float" office:value="2" calcext:value-type="float">
            <text:p>2</text:p>
          </table:table-cell>
          <table:table-cell table:formula="of:=FLOOR(([.B33]-([.C33]-1)*[.$G$5])/[.$G$4])" office:value-type="float" office:value="294" calcext:value-type="float">
            <text:p>29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33]*[.$M$2]+[.$M$3])" office:value-type="float" office:value="10240" calcext:value-type="float">
            <text:p>10,240</text:p>
          </table:table-cell>
          <table:table-cell table:formula="of:=[.$M$6]*SQRT([.A33]*[.$M$2]+[.$M$3])" office:value-type="float" office:value="17600" calcext:value-type="float">
            <text:p>17,600</text:p>
          </table:table-cell>
          <table:table-cell table:formula="of:=[.$M$7]*LN([.A33]*[.$M$2]+[.$M$3])" office:value-type="float" office:value="14100.1088773721" calcext:value-type="float">
            <text:p>14,100</text:p>
          </table:table-cell>
          <table:table-cell table:formula="of:=SUM([.E33:.H33])" office:value-type="float" office:value="45384.1088773721" calcext:value-type="float">
            <text:p>45,384</text:p>
          </table:table-cell>
          <table:table-cell table:formula="of:=SUMIF([.$C$10:.C33]; [.C33]; [.$I$10:.I33])" office:value-type="float" office:value="412929.672517568" calcext:value-type="float">
            <text:p>412,930</text:p>
          </table:table-cell>
          <table:table-cell table:formula="of:=[.I33]-[.I32]" office:value-type="float" office:value="870.652040495392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34]*[.$M$1]" office:value-type="float" office:value="16200000" calcext:value-type="float">
            <text:p>16200000</text:p>
          </table:table-cell>
          <table:table-cell table:formula="of:=FLOOR([.B34]/[.$G$5])+1" office:value-type="float" office:value="2" calcext:value-type="float">
            <text:p>2</text:p>
          </table:table-cell>
          <table:table-cell table:formula="of:=FLOOR(([.B34]-([.C34]-1)*[.$G$5])/[.$G$4])" office:value-type="float" office:value="324" calcext:value-type="float">
            <text:p>32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34]*[.$M$2]+[.$M$3])" office:value-type="float" office:value="10500" calcext:value-type="float">
            <text:p>10,500</text:p>
          </table:table-cell>
          <table:table-cell table:formula="of:=[.$M$6]*SQRT([.A34]*[.$M$2]+[.$M$3])" office:value-type="float" office:value="17822.0369206216" calcext:value-type="float">
            <text:p>17,822</text:p>
          </table:table-cell>
          <table:table-cell table:formula="of:=[.$M$7]*LN([.A34]*[.$M$2]+[.$M$3])" office:value-type="float" office:value="14476.2134406538" calcext:value-type="float">
            <text:p>14,476</text:p>
          </table:table-cell>
          <table:table-cell table:formula="of:=SUM([.E34:.H34])" office:value-type="float" office:value="46242.2503612754" calcext:value-type="float">
            <text:p>46,242</text:p>
          </table:table-cell>
          <table:table-cell table:formula="of:=SUMIF([.$C$10:.C34]; [.C34]; [.$I$10:.I34])" office:value-type="float" office:value="459171.922878843" calcext:value-type="float">
            <text:p>459,172</text:p>
          </table:table-cell>
          <table:table-cell table:formula="of:=[.I34]-[.I33]" office:value-type="float" office:value="858.141483903353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35]*[.$M$1]" office:value-type="float" office:value="16848000" calcext:value-type="float">
            <text:p>16848000</text:p>
          </table:table-cell>
          <table:table-cell table:formula="of:=FLOOR([.B35]/[.$G$5])+1" office:value-type="float" office:value="2" calcext:value-type="float">
            <text:p>2</text:p>
          </table:table-cell>
          <table:table-cell table:formula="of:=FLOOR(([.B35]-([.C35]-1)*[.$G$5])/[.$G$4])" office:value-type="float" office:value="354" calcext:value-type="float">
            <text:p>35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35]*[.$M$2]+[.$M$3])" office:value-type="float" office:value="10760" calcext:value-type="float">
            <text:p>10,760</text:p>
          </table:table-cell>
          <table:table-cell table:formula="of:=[.$M$6]*SQRT([.A35]*[.$M$2]+[.$M$3])" office:value-type="float" office:value="18041.3414135424" calcext:value-type="float">
            <text:p>18,041</text:p>
          </table:table-cell>
          <table:table-cell table:formula="of:=[.$M$7]*LN([.A35]*[.$M$2]+[.$M$3])" office:value-type="float" office:value="14843.1179042062" calcext:value-type="float">
            <text:p>14,843</text:p>
          </table:table-cell>
          <table:table-cell table:formula="of:=SUM([.E35:.H35])" office:value-type="float" office:value="47088.4593177486" calcext:value-type="float">
            <text:p>47,088</text:p>
          </table:table-cell>
          <table:table-cell table:formula="of:=SUMIF([.$C$10:.C35]; [.C35]; [.$I$10:.I35])" office:value-type="float" office:value="506260.382196592" calcext:value-type="float">
            <text:p>506,260</text:p>
          </table:table-cell>
          <table:table-cell table:formula="of:=[.I35]-[.I34]" office:value-type="float" office:value="846.208956473187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6]*[.$M$1]" office:value-type="float" office:value="17496000" calcext:value-type="float">
            <text:p>17496000</text:p>
          </table:table-cell>
          <table:table-cell table:formula="of:=FLOOR([.B36]/[.$G$5])+1" office:value-type="float" office:value="2" calcext:value-type="float">
            <text:p>2</text:p>
          </table:table-cell>
          <table:table-cell table:formula="of:=FLOOR(([.B36]-([.C36]-1)*[.$G$5])/[.$G$4])" office:value-type="float" office:value="384" calcext:value-type="float">
            <text:p>38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36]*[.$M$2]+[.$M$3])" office:value-type="float" office:value="11020" calcext:value-type="float">
            <text:p>11,020</text:p>
          </table:table-cell>
          <table:table-cell table:formula="of:=[.$M$6]*SQRT([.A36]*[.$M$2]+[.$M$3])" office:value-type="float" office:value="18258.0119399676" calcext:value-type="float">
            <text:p>18,258</text:p>
          </table:table-cell>
          <table:table-cell table:formula="of:=[.$M$7]*LN([.A36]*[.$M$2]+[.$M$3])" office:value-type="float" office:value="15201.2616390732" calcext:value-type="float">
            <text:p>15,201</text:p>
          </table:table-cell>
          <table:table-cell table:formula="of:=SUM([.E36:.H36])" office:value-type="float" office:value="47923.2735790408" calcext:value-type="float">
            <text:p>47,923</text:p>
          </table:table-cell>
          <table:table-cell table:formula="of:=SUMIF([.$C$10:.C36]; [.C36]; [.$I$10:.I36])" office:value-type="float" office:value="554183.655775632" calcext:value-type="float">
            <text:p>554,184</text:p>
          </table:table-cell>
          <table:table-cell table:formula="of:=[.I36]-[.I35]" office:value-type="float" office:value="834.814261292173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7]*[.$M$1]" office:value-type="float" office:value="18144000" calcext:value-type="float">
            <text:p>18144000</text:p>
          </table:table-cell>
          <table:table-cell table:formula="of:=FLOOR([.B37]/[.$G$5])+1" office:value-type="float" office:value="2" calcext:value-type="float">
            <text:p>2</text:p>
          </table:table-cell>
          <table:table-cell table:formula="of:=FLOOR(([.B37]-([.C37]-1)*[.$G$5])/[.$G$4])" office:value-type="float" office:value="414" calcext:value-type="float">
            <text:p>41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37]*[.$M$2]+[.$M$3])" office:value-type="float" office:value="11280" calcext:value-type="float">
            <text:p>11,280</text:p>
          </table:table-cell>
          <table:table-cell table:formula="of:=[.$M$6]*SQRT([.A37]*[.$M$2]+[.$M$3])" office:value-type="float" office:value="18472.1411861213" calcext:value-type="float">
            <text:p>18,472</text:p>
          </table:table-cell>
          <table:table-cell table:formula="of:=[.$M$7]*LN([.A37]*[.$M$2]+[.$M$3])" office:value-type="float" office:value="15551.0532742503" calcext:value-type="float">
            <text:p>15,551</text:p>
          </table:table-cell>
          <table:table-cell table:formula="of:=SUM([.E37:.H37])" office:value-type="float" office:value="48747.1944603717" calcext:value-type="float">
            <text:p>48,747</text:p>
          </table:table-cell>
          <table:table-cell table:formula="of:=SUMIF([.$C$10:.C37]; [.C37]; [.$I$10:.I37])" office:value-type="float" office:value="602930.850236004" calcext:value-type="float">
            <text:p>602,931</text:p>
          </table:table-cell>
          <table:table-cell table:formula="of:=[.I37]-[.I36]" office:value-type="float" office:value="823.920881330887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8]*[.$M$1]" office:value-type="float" office:value="18792000" calcext:value-type="float">
            <text:p>18792000</text:p>
          </table:table-cell>
          <table:table-cell table:formula="of:=FLOOR([.B38]/[.$G$5])+1" office:value-type="float" office:value="3" calcext:value-type="float">
            <text:p>3</text:p>
          </table:table-cell>
          <table:table-cell table:formula="of:=FLOOR(([.B38]-([.C38]-1)*[.$G$5])/[.$G$4])" office:value-type="float" office:value="18" calcext:value-type="float">
            <text:p>18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38]*[.$M$2]+[.$M$3])" office:value-type="float" office:value="11540" calcext:value-type="float">
            <text:p>11,540</text:p>
          </table:table-cell>
          <table:table-cell table:formula="of:=[.$M$6]*SQRT([.A38]*[.$M$2]+[.$M$3])" office:value-type="float" office:value="18683.8165266093" calcext:value-type="float">
            <text:p>18,684</text:p>
          </table:table-cell>
          <table:table-cell table:formula="of:=[.$M$7]*LN([.A38]*[.$M$2]+[.$M$3])" office:value-type="float" office:value="15892.8734994009" calcext:value-type="float">
            <text:p>15,893</text:p>
          </table:table-cell>
          <table:table-cell table:formula="of:=SUM([.E38:.H38])" office:value-type="float" office:value="49560.6900260103" calcext:value-type="float">
            <text:p>49,561</text:p>
          </table:table-cell>
          <table:table-cell table:formula="of:=SUMIF([.$C$10:.C38]; [.C38]; [.$I$10:.I38])" office:value-type="float" office:value="49560.6900260103" calcext:value-type="float">
            <text:p>49,561</text:p>
          </table:table-cell>
          <table:table-cell table:formula="of:=[.I38]-[.I37]" office:value-type="float" office:value="813.495565638601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9]*[.$M$1]" office:value-type="float" office:value="19440000" calcext:value-type="float">
            <text:p>19440000</text:p>
          </table:table-cell>
          <table:table-cell table:formula="of:=FLOOR([.B39]/[.$G$5])+1" office:value-type="float" office:value="3" calcext:value-type="float">
            <text:p>3</text:p>
          </table:table-cell>
          <table:table-cell table:formula="of:=FLOOR(([.B39]-([.C39]-1)*[.$G$5])/[.$G$4])" office:value-type="float" office:value="48" calcext:value-type="float">
            <text:p>48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39]*[.$M$2]+[.$M$3])" office:value-type="float" office:value="11800" calcext:value-type="float">
            <text:p>11,800</text:p>
          </table:table-cell>
          <table:table-cell table:formula="of:=[.$M$6]*SQRT([.A39]*[.$M$2]+[.$M$3])" office:value-type="float" office:value="18893.1204410494" calcext:value-type="float">
            <text:p>18,893</text:p>
          </table:table-cell>
          <table:table-cell table:formula="of:=[.$M$7]*LN([.A39]*[.$M$2]+[.$M$3])" office:value-type="float" office:value="16227.0775552759" calcext:value-type="float">
            <text:p>16,227</text:p>
          </table:table-cell>
          <table:table-cell table:formula="of:=SUM([.E39:.H39])" office:value-type="float" office:value="50364.1979963254" calcext:value-type="float">
            <text:p>50,364</text:p>
          </table:table-cell>
          <table:table-cell table:formula="of:=SUMIF([.$C$10:.C39]; [.C39]; [.$I$10:.I39])" office:value-type="float" office:value="99924.8880223357" calcext:value-type="float">
            <text:p>99,925</text:p>
          </table:table-cell>
          <table:table-cell table:formula="of:=[.I39]-[.I38]" office:value-type="float" office:value="803.507970315099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0]*[.$M$1]" office:value-type="float" office:value="20088000" calcext:value-type="float">
            <text:p>20088000</text:p>
          </table:table-cell>
          <table:table-cell table:formula="of:=FLOOR([.B40]/[.$G$5])+1" office:value-type="float" office:value="3" calcext:value-type="float">
            <text:p>3</text:p>
          </table:table-cell>
          <table:table-cell table:formula="of:=FLOOR(([.B40]-([.C40]-1)*[.$G$5])/[.$G$4])" office:value-type="float" office:value="78" calcext:value-type="float">
            <text:p>78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40]*[.$M$2]+[.$M$3])" office:value-type="float" office:value="12060" calcext:value-type="float">
            <text:p>12,060</text:p>
          </table:table-cell>
          <table:table-cell table:formula="of:=[.$M$6]*SQRT([.A40]*[.$M$2]+[.$M$3])" office:value-type="float" office:value="19100.1308896039" calcext:value-type="float">
            <text:p>19,100</text:p>
          </table:table-cell>
          <table:table-cell table:formula="of:=[.$M$7]*LN([.A40]*[.$M$2]+[.$M$3])" office:value-type="float" office:value="16553.9974526872" calcext:value-type="float">
            <text:p>16,554</text:p>
          </table:table-cell>
          <table:table-cell table:formula="of:=SUM([.E40:.H40])" office:value-type="float" office:value="51158.1283422911" calcext:value-type="float">
            <text:p>51,158</text:p>
          </table:table-cell>
          <table:table-cell table:formula="of:=SUMIF([.$C$10:.C40]; [.C40]; [.$I$10:.I40])" office:value-type="float" office:value="151083.016364627" calcext:value-type="float">
            <text:p>151,083</text:p>
          </table:table-cell>
          <table:table-cell table:formula="of:=[.I40]-[.I39]" office:value-type="float" office:value="793.930345965731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]*[.$M$1]" office:value-type="float" office:value="20736000" calcext:value-type="float">
            <text:p>20736000</text:p>
          </table:table-cell>
          <table:table-cell table:formula="of:=FLOOR([.B41]/[.$G$5])+1" office:value-type="float" office:value="3" calcext:value-type="float">
            <text:p>3</text:p>
          </table:table-cell>
          <table:table-cell table:formula="of:=FLOOR(([.B41]-([.C41]-1)*[.$G$5])/[.$G$4])" office:value-type="float" office:value="108" calcext:value-type="float">
            <text:p>108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41]*[.$M$2]+[.$M$3])" office:value-type="float" office:value="12320" calcext:value-type="float">
            <text:p>12,320</text:p>
          </table:table-cell>
          <table:table-cell table:formula="of:=[.$M$6]*SQRT([.A41]*[.$M$2]+[.$M$3])" office:value-type="float" office:value="19304.9216522627" calcext:value-type="float">
            <text:p>19,305</text:p>
          </table:table-cell>
          <table:table-cell table:formula="of:=[.$M$7]*LN([.A41]*[.$M$2]+[.$M$3])" office:value-type="float" office:value="16873.9439547822" calcext:value-type="float">
            <text:p>16,874</text:p>
          </table:table-cell>
          <table:table-cell table:formula="of:=SUM([.E41:.H41])" office:value-type="float" office:value="51942.8656070449" calcext:value-type="float">
            <text:p>51,943</text:p>
          </table:table-cell>
          <table:table-cell table:formula="of:=SUMIF([.$C$10:.C41]; [.C41]; [.$I$10:.I41])" office:value-type="float" office:value="203025.881971672" calcext:value-type="float">
            <text:p>203,026</text:p>
          </table:table-cell>
          <table:table-cell table:formula="of:=[.I41]-[.I40]" office:value-type="float" office:value="784.737264753814" calcext:value-type="float">
            <text:p>78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]*[.$M$1]" office:value-type="float" office:value="21384000" calcext:value-type="float">
            <text:p>21384000</text:p>
          </table:table-cell>
          <table:table-cell table:formula="of:=FLOOR([.B42]/[.$G$5])+1" office:value-type="float" office:value="3" calcext:value-type="float">
            <text:p>3</text:p>
          </table:table-cell>
          <table:table-cell table:formula="of:=FLOOR(([.B42]-([.C42]-1)*[.$G$5])/[.$G$4])" office:value-type="float" office:value="138" calcext:value-type="float">
            <text:p>138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42]*[.$M$2]+[.$M$3])" office:value-type="float" office:value="12580" calcext:value-type="float">
            <text:p>12,580</text:p>
          </table:table-cell>
          <table:table-cell table:formula="of:=[.$M$6]*SQRT([.A42]*[.$M$2]+[.$M$3])" office:value-type="float" office:value="19507.562636065" calcext:value-type="float">
            <text:p>19,508</text:p>
          </table:table-cell>
          <table:table-cell table:formula="of:=[.$M$7]*LN([.A42]*[.$M$2]+[.$M$3])" office:value-type="float" office:value="17187.2083522861" calcext:value-type="float">
            <text:p>17,187</text:p>
          </table:table-cell>
          <table:table-cell table:formula="of:=SUM([.E42:.H42])" office:value-type="float" office:value="52718.7709883511" calcext:value-type="float">
            <text:p>52,719</text:p>
          </table:table-cell>
          <table:table-cell table:formula="of:=SUMIF([.$C$10:.C42]; [.C42]; [.$I$10:.I42])" office:value-type="float" office:value="255744.652960023" calcext:value-type="float">
            <text:p>255,745</text:p>
          </table:table-cell>
          <table:table-cell table:formula="of:=[.I42]-[.I41]" office:value-type="float" office:value="775.905381306162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3]*[.$M$1]" office:value-type="float" office:value="22032000" calcext:value-type="float">
            <text:p>22032000</text:p>
          </table:table-cell>
          <table:table-cell table:formula="of:=FLOOR([.B43]/[.$G$5])+1" office:value-type="float" office:value="3" calcext:value-type="float">
            <text:p>3</text:p>
          </table:table-cell>
          <table:table-cell table:formula="of:=FLOOR(([.B43]-([.C43]-1)*[.$G$5])/[.$G$4])" office:value-type="float" office:value="168" calcext:value-type="float">
            <text:p>168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43]*[.$M$2]+[.$M$3])" office:value-type="float" office:value="12840" calcext:value-type="float">
            <text:p>12,840</text:p>
          </table:table-cell>
          <table:table-cell table:formula="of:=[.$M$6]*SQRT([.A43]*[.$M$2]+[.$M$3])" office:value-type="float" office:value="19708.1201538858" calcext:value-type="float">
            <text:p>19,708</text:p>
          </table:table-cell>
          <table:table-cell table:formula="of:=[.$M$7]*LN([.A43]*[.$M$2]+[.$M$3])" office:value-type="float" office:value="17494.0640571289" calcext:value-type="float">
            <text:p>17,494</text:p>
          </table:table-cell>
          <table:table-cell table:formula="of:=SUM([.E43:.H43])" office:value-type="float" office:value="53486.1842110147" calcext:value-type="float">
            <text:p>53,486</text:p>
          </table:table-cell>
          <table:table-cell table:formula="of:=SUMIF([.$C$10:.C43]; [.C43]; [.$I$10:.I43])" office:value-type="float" office:value="309230.837171037" calcext:value-type="float">
            <text:p>309,231</text:p>
          </table:table-cell>
          <table:table-cell table:formula="of:=[.I43]-[.I42]" office:value-type="float" office:value="767.41322266360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4]*[.$M$1]" office:value-type="float" office:value="22680000" calcext:value-type="float">
            <text:p>22680000</text:p>
          </table:table-cell>
          <table:table-cell table:formula="of:=FLOOR([.B44]/[.$G$5])+1" office:value-type="float" office:value="3" calcext:value-type="float">
            <text:p>3</text:p>
          </table:table-cell>
          <table:table-cell table:formula="of:=FLOOR(([.B44]-([.C44]-1)*[.$G$5])/[.$G$4])" office:value-type="float" office:value="198" calcext:value-type="float">
            <text:p>198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44]*[.$M$2]+[.$M$3])" office:value-type="float" office:value="13100" calcext:value-type="float">
            <text:p>13,100</text:p>
          </table:table-cell>
          <table:table-cell table:formula="of:=[.$M$6]*SQRT([.A44]*[.$M$2]+[.$M$3])" office:value-type="float" office:value="19906.6571779392" calcext:value-type="float">
            <text:p>19,907</text:p>
          </table:table-cell>
          <table:table-cell table:formula="of:=[.$M$7]*LN([.A44]*[.$M$2]+[.$M$3])" office:value-type="float" office:value="17794.7680363082" calcext:value-type="float">
            <text:p>17,795</text:p>
          </table:table-cell>
          <table:table-cell table:formula="of:=SUM([.E44:.H44])" office:value-type="float" office:value="54245.4252142475" calcext:value-type="float">
            <text:p>54,245</text:p>
          </table:table-cell>
          <table:table-cell table:formula="of:=SUMIF([.$C$10:.C44]; [.C44]; [.$I$10:.I44])" office:value-type="float" office:value="363476.262385285" calcext:value-type="float">
            <text:p>363,476</text:p>
          </table:table-cell>
          <table:table-cell table:formula="of:=[.I44]-[.I43]" office:value-type="float" office:value="759.241003232783" calcext:value-type="float">
            <text:p>75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45]*[.$M$1]" office:value-type="float" office:value="23328000" calcext:value-type="float">
            <text:p>23328000</text:p>
          </table:table-cell>
          <table:table-cell table:formula="of:=FLOOR([.B45]/[.$G$5])+1" office:value-type="float" office:value="3" calcext:value-type="float">
            <text:p>3</text:p>
          </table:table-cell>
          <table:table-cell table:formula="of:=FLOOR(([.B45]-([.C45]-1)*[.$G$5])/[.$G$4])" office:value-type="float" office:value="228" calcext:value-type="float">
            <text:p>228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45]*[.$M$2]+[.$M$3])" office:value-type="float" office:value="13360" calcext:value-type="float">
            <text:p>13,360</text:p>
          </table:table-cell>
          <table:table-cell table:formula="of:=[.$M$6]*SQRT([.A45]*[.$M$2]+[.$M$3])" office:value-type="float" office:value="20103.2335707468" calcext:value-type="float">
            <text:p>20,103</text:p>
          </table:table-cell>
          <table:table-cell table:formula="of:=[.$M$7]*LN([.A45]*[.$M$2]+[.$M$3])" office:value-type="float" office:value="18089.5621048291" calcext:value-type="float">
            <text:p>18,090</text:p>
          </table:table-cell>
          <table:table-cell table:formula="of:=SUM([.E45:.H45])" office:value-type="float" office:value="54996.7956755759" calcext:value-type="float">
            <text:p>54,997</text:p>
          </table:table-cell>
          <table:table-cell table:formula="of:=SUMIF([.$C$10:.C45]; [.C45]; [.$I$10:.I45])" office:value-type="float" office:value="418473.058060861" calcext:value-type="float">
            <text:p>418,473</text:p>
          </table:table-cell>
          <table:table-cell table:formula="of:=[.I45]-[.I44]" office:value-type="float" office:value="751.370461328443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6]*[.$M$1]" office:value-type="float" office:value="23976000" calcext:value-type="float">
            <text:p>23976000</text:p>
          </table:table-cell>
          <table:table-cell table:formula="of:=FLOOR([.B46]/[.$G$5])+1" office:value-type="float" office:value="3" calcext:value-type="float">
            <text:p>3</text:p>
          </table:table-cell>
          <table:table-cell table:formula="of:=FLOOR(([.B46]-([.C46]-1)*[.$G$5])/[.$G$4])" office:value-type="float" office:value="258" calcext:value-type="float">
            <text:p>258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46]*[.$M$2]+[.$M$3])" office:value-type="float" office:value="13620" calcext:value-type="float">
            <text:p>13,620</text:p>
          </table:table-cell>
          <table:table-cell table:formula="of:=[.$M$6]*SQRT([.A46]*[.$M$2]+[.$M$3])" office:value-type="float" office:value="20297.9062959705" calcext:value-type="float">
            <text:p>20,298</text:p>
          </table:table-cell>
          <table:table-cell table:formula="of:=[.$M$7]*LN([.A46]*[.$M$2]+[.$M$3])" office:value-type="float" office:value="18378.6740940221" calcext:value-type="float">
            <text:p>18,379</text:p>
          </table:table-cell>
          <table:table-cell table:formula="of:=SUM([.E46:.H46])" office:value-type="float" office:value="55740.5803899927" calcext:value-type="float">
            <text:p>55,741</text:p>
          </table:table-cell>
          <table:table-cell table:formula="of:=SUMIF([.$C$10:.C46]; [.C46]; [.$I$10:.I46])" office:value-type="float" office:value="474213.638450854" calcext:value-type="float">
            <text:p>474,214</text:p>
          </table:table-cell>
          <table:table-cell table:formula="of:=[.I46]-[.I45]" office:value-type="float" office:value="743.784714416761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7]*[.$M$1]" office:value-type="float" office:value="24624000" calcext:value-type="float">
            <text:p>24624000</text:p>
          </table:table-cell>
          <table:table-cell table:formula="of:=FLOOR([.B47]/[.$G$5])+1" office:value-type="float" office:value="3" calcext:value-type="float">
            <text:p>3</text:p>
          </table:table-cell>
          <table:table-cell table:formula="of:=FLOOR(([.B47]-([.C47]-1)*[.$G$5])/[.$G$4])" office:value-type="float" office:value="288" calcext:value-type="float">
            <text:p>288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47]*[.$M$2]+[.$M$3])" office:value-type="float" office:value="13880" calcext:value-type="float">
            <text:p>13,880</text:p>
          </table:table-cell>
          <table:table-cell table:formula="of:=[.$M$6]*SQRT([.A47]*[.$M$2]+[.$M$3])" office:value-type="float" office:value="20490.7296112169" calcext:value-type="float">
            <text:p>20,491</text:p>
          </table:table-cell>
          <table:table-cell table:formula="of:=[.$M$7]*LN([.A47]*[.$M$2]+[.$M$3])" office:value-type="float" office:value="18662.3189093815" calcext:value-type="float">
            <text:p>18,662</text:p>
          </table:table-cell>
          <table:table-cell table:formula="of:=SUM([.E47:.H47])" office:value-type="float" office:value="56477.0485205984" calcext:value-type="float">
            <text:p>56,477</text:p>
          </table:table-cell>
          <table:table-cell table:formula="of:=SUMIF([.$C$10:.C47]; [.C47]; [.$I$10:.I47])" office:value-type="float" office:value="530690.686971452" calcext:value-type="float">
            <text:p>530,691</text:p>
          </table:table-cell>
          <table:table-cell table:formula="of:=[.I47]-[.I46]" office:value-type="float" office:value="736.468130605717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8]*[.$M$1]" office:value-type="float" office:value="25272000" calcext:value-type="float">
            <text:p>25272000</text:p>
          </table:table-cell>
          <table:table-cell table:formula="of:=FLOOR([.B48]/[.$G$5])+1" office:value-type="float" office:value="3" calcext:value-type="float">
            <text:p>3</text:p>
          </table:table-cell>
          <table:table-cell table:formula="of:=FLOOR(([.B48]-([.C48]-1)*[.$G$5])/[.$G$4])" office:value-type="float" office:value="318" calcext:value-type="float">
            <text:p>318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48]*[.$M$2]+[.$M$3])" office:value-type="float" office:value="14140" calcext:value-type="float">
            <text:p>14,140</text:p>
          </table:table-cell>
          <table:table-cell table:formula="of:=[.$M$6]*SQRT([.A48]*[.$M$2]+[.$M$3])" office:value-type="float" office:value="20681.7552446595" calcext:value-type="float">
            <text:p>20,682</text:p>
          </table:table-cell>
          <table:table-cell table:formula="of:=[.$M$7]*LN([.A48]*[.$M$2]+[.$M$3])" office:value-type="float" office:value="18940.699490228" calcext:value-type="float">
            <text:p>18,941</text:p>
          </table:table-cell>
          <table:table-cell table:formula="of:=SUM([.E48:.H48])" office:value-type="float" office:value="57206.4547348875" calcext:value-type="float">
            <text:p>57,206</text:p>
          </table:table-cell>
          <table:table-cell table:formula="of:=SUMIF([.$C$10:.C48]; [.C48]; [.$I$10:.I48])" office:value-type="float" office:value="587897.141706339" calcext:value-type="float">
            <text:p>587,897</text:p>
          </table:table-cell>
          <table:table-cell table:formula="of:=[.I48]-[.I47]" office:value-type="float" office:value="729.406214289134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9]*[.$M$1]" office:value-type="float" office:value="25920000" calcext:value-type="float">
            <text:p>25920000</text:p>
          </table:table-cell>
          <table:table-cell table:formula="of:=FLOOR([.B49]/[.$G$5])+1" office:value-type="float" office:value="3" calcext:value-type="float">
            <text:p>3</text:p>
          </table:table-cell>
          <table:table-cell table:formula="of:=FLOOR(([.B49]-([.C49]-1)*[.$G$5])/[.$G$4])" office:value-type="float" office:value="348" calcext:value-type="float">
            <text:p>348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49]*[.$M$2]+[.$M$3])" office:value-type="float" office:value="14400" calcext:value-type="float">
            <text:p>14,400</text:p>
          </table:table-cell>
          <table:table-cell table:formula="of:=[.$M$6]*SQRT([.A49]*[.$M$2]+[.$M$3])" office:value-type="float" office:value="20871.0325571113" calcext:value-type="float">
            <text:p>20,871</text:p>
          </table:table-cell>
          <table:table-cell table:formula="of:=[.$M$7]*LN([.A49]*[.$M$2]+[.$M$3])" office:value-type="float" office:value="19214.007681931" calcext:value-type="float">
            <text:p>19,214</text:p>
          </table:table-cell>
          <table:table-cell table:formula="of:=SUM([.E49:.H49])" office:value-type="float" office:value="57929.0402390423" calcext:value-type="float">
            <text:p>57,929</text:p>
          </table:table-cell>
          <table:table-cell table:formula="of:=SUMIF([.$C$10:.C49]; [.C49]; [.$I$10:.I49])" office:value-type="float" office:value="645826.181945382" calcext:value-type="float">
            <text:p>645,826</text:p>
          </table:table-cell>
          <table:table-cell table:formula="of:=[.I49]-[.I48]" office:value-type="float" office:value="722.585504154748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50]*[.$M$1]" office:value-type="float" office:value="26568000" calcext:value-type="float">
            <text:p>26568000</text:p>
          </table:table-cell>
          <table:table-cell table:formula="of:=FLOOR([.B50]/[.$G$5])+1" office:value-type="float" office:value="3" calcext:value-type="float">
            <text:p>3</text:p>
          </table:table-cell>
          <table:table-cell table:formula="of:=FLOOR(([.B50]-([.C50]-1)*[.$G$5])/[.$G$4])" office:value-type="float" office:value="378" calcext:value-type="float">
            <text:p>378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50]*[.$M$2]+[.$M$3])" office:value-type="float" office:value="14660" calcext:value-type="float">
            <text:p>14,660</text:p>
          </table:table-cell>
          <table:table-cell table:formula="of:=[.$M$6]*SQRT([.A50]*[.$M$2]+[.$M$3])" office:value-type="float" office:value="21058.6086909843" calcext:value-type="float">
            <text:p>21,059</text:p>
          </table:table-cell>
          <table:table-cell table:formula="of:=[.$M$7]*LN([.A50]*[.$M$2]+[.$M$3])" office:value-type="float" office:value="19482.4250300792" calcext:value-type="float">
            <text:p>19,482</text:p>
          </table:table-cell>
          <table:table-cell table:formula="of:=SUM([.E50:.H50])" office:value-type="float" office:value="58645.0337210635" calcext:value-type="float">
            <text:p>58,645</text:p>
          </table:table-cell>
          <table:table-cell table:formula="of:=SUMIF([.$C$10:.C50]; [.C50]; [.$I$10:.I50])" office:value-type="float" office:value="704471.215666445" calcext:value-type="float">
            <text:p>704,471</text:p>
          </table:table-cell>
          <table:table-cell table:formula="of:=[.I50]-[.I49]" office:value-type="float" office:value="715.99348202126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1]*[.$M$1]" office:value-type="float" office:value="27216000" calcext:value-type="float">
            <text:p>27216000</text:p>
          </table:table-cell>
          <table:table-cell table:formula="of:=FLOOR([.B51]/[.$G$5])+1" office:value-type="float" office:value="3" calcext:value-type="float">
            <text:p>3</text:p>
          </table:table-cell>
          <table:table-cell table:formula="of:=FLOOR(([.B51]-([.C51]-1)*[.$G$5])/[.$G$4])" office:value-type="float" office:value="408" calcext:value-type="float">
            <text:p>408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51]*[.$M$2]+[.$M$3])" office:value-type="float" office:value="14920" calcext:value-type="float">
            <text:p>14,920</text:p>
          </table:table-cell>
          <table:table-cell table:formula="of:=[.$M$6]*SQRT([.A51]*[.$M$2]+[.$M$3])" office:value-type="float" office:value="21244.5287074108" calcext:value-type="float">
            <text:p>21,245</text:p>
          </table:table-cell>
          <table:table-cell table:formula="of:=[.$M$7]*LN([.A51]*[.$M$2]+[.$M$3])" office:value-type="float" office:value="19746.1235048359" calcext:value-type="float">
            <text:p>19,746</text:p>
          </table:table-cell>
          <table:table-cell table:formula="of:=SUM([.E51:.H51])" office:value-type="float" office:value="59354.6522122466" calcext:value-type="float">
            <text:p>59,355</text:p>
          </table:table-cell>
          <table:table-cell table:formula="of:=SUMIF([.$C$10:.C51]; [.C51]; [.$I$10:.I51])" office:value-type="float" office:value="763825.867878692" calcext:value-type="float">
            <text:p>763,826</text:p>
          </table:table-cell>
          <table:table-cell table:formula="of:=[.I51]-[.I50]" office:value-type="float" office:value="709.618491183093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52]*[.$M$1]" office:value-type="float" office:value="27864000" calcext:value-type="float">
            <text:p>27864000</text:p>
          </table:table-cell>
          <table:table-cell table:formula="of:=FLOOR([.B52]/[.$G$5])+1" office:value-type="float" office:value="4" calcext:value-type="float">
            <text:p>4</text:p>
          </table:table-cell>
          <table:table-cell table:formula="of:=FLOOR(([.B52]-([.C52]-1)*[.$G$5])/[.$G$4])" office:value-type="float" office:value="12" calcext:value-type="float">
            <text:p>12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52]*[.$M$2]+[.$M$3])" office:value-type="float" office:value="15180" calcext:value-type="float">
            <text:p>15,180</text:p>
          </table:table-cell>
          <table:table-cell table:formula="of:=[.$M$6]*SQRT([.A52]*[.$M$2]+[.$M$3])" office:value-type="float" office:value="21428.835712656" calcext:value-type="float">
            <text:p>21,429</text:p>
          </table:table-cell>
          <table:table-cell table:formula="of:=[.$M$7]*LN([.A52]*[.$M$2]+[.$M$3])" office:value-type="float" office:value="20005.2661627139" calcext:value-type="float">
            <text:p>20,005</text:p>
          </table:table-cell>
          <table:table-cell table:formula="of:=SUM([.E52:.H52])" office:value-type="float" office:value="60058.1018753699" calcext:value-type="float">
            <text:p>60,058</text:p>
          </table:table-cell>
          <table:table-cell table:formula="of:=SUMIF([.$C$10:.C52]; [.C52]; [.$I$10:.I52])" office:value-type="float" office:value="60058.1018753699" calcext:value-type="float">
            <text:p>60,058</text:p>
          </table:table-cell>
          <table:table-cell table:formula="of:=[.I52]-[.I51]" office:value-type="float" office:value="703.449663123247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53]*[.$M$1]" office:value-type="float" office:value="28512000" calcext:value-type="float">
            <text:p>28512000</text:p>
          </table:table-cell>
          <table:table-cell table:formula="of:=FLOOR([.B53]/[.$G$5])+1" office:value-type="float" office:value="4" calcext:value-type="float">
            <text:p>4</text:p>
          </table:table-cell>
          <table:table-cell table:formula="of:=FLOOR(([.B53]-([.C53]-1)*[.$G$5])/[.$G$4])" office:value-type="float" office:value="42" calcext:value-type="float">
            <text:p>42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53]*[.$M$2]+[.$M$3])" office:value-type="float" office:value="15440" calcext:value-type="float">
            <text:p>15,440</text:p>
          </table:table-cell>
          <table:table-cell table:formula="of:=[.$M$6]*SQRT([.A53]*[.$M$2]+[.$M$3])" office:value-type="float" office:value="21611.5709748273" calcext:value-type="float">
            <text:p>21,612</text:p>
          </table:table-cell>
          <table:table-cell table:formula="of:=[.$M$7]*LN([.A53]*[.$M$2]+[.$M$3])" office:value-type="float" office:value="20260.0077521511" calcext:value-type="float">
            <text:p>20,260</text:p>
          </table:table-cell>
          <table:table-cell table:formula="of:=SUM([.E53:.H53])" office:value-type="float" office:value="60755.5787269784" calcext:value-type="float">
            <text:p>60,756</text:p>
          </table:table-cell>
          <table:table-cell table:formula="of:=SUMIF([.$C$10:.C53]; [.C53]; [.$I$10:.I53])" office:value-type="float" office:value="120813.680602348" calcext:value-type="float">
            <text:p>120,814</text:p>
          </table:table-cell>
          <table:table-cell table:formula="of:=[.I53]-[.I52]" office:value-type="float" office:value="697.476851608575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54]*[.$M$1]" office:value-type="float" office:value="29160000" calcext:value-type="float">
            <text:p>29160000</text:p>
          </table:table-cell>
          <table:table-cell table:formula="of:=FLOOR([.B54]/[.$G$5])+1" office:value-type="float" office:value="4" calcext:value-type="float">
            <text:p>4</text:p>
          </table:table-cell>
          <table:table-cell table:formula="of:=FLOOR(([.B54]-([.C54]-1)*[.$G$5])/[.$G$4])" office:value-type="float" office:value="72" calcext:value-type="float">
            <text:p>72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54]*[.$M$2]+[.$M$3])" office:value-type="float" office:value="15700" calcext:value-type="float">
            <text:p>15,700</text:p>
          </table:table-cell>
          <table:table-cell table:formula="of:=[.$M$6]*SQRT([.A54]*[.$M$2]+[.$M$3])" office:value-type="float" office:value="21792.7740317748" calcext:value-type="float">
            <text:p>21,793</text:p>
          </table:table-cell>
          <table:table-cell table:formula="of:=[.$M$7]*LN([.A54]*[.$M$2]+[.$M$3])" office:value-type="float" office:value="20510.4952685156" calcext:value-type="float">
            <text:p>20,510</text:p>
          </table:table-cell>
          <table:table-cell table:formula="of:=SUM([.E54:.H54])" office:value-type="float" office:value="61447.2693002904" calcext:value-type="float">
            <text:p>61,447</text:p>
          </table:table-cell>
          <table:table-cell table:formula="of:=SUMIF([.$C$10:.C54]; [.C54]; [.$I$10:.I54])" office:value-type="float" office:value="182260.949902639" calcext:value-type="float">
            <text:p>182,261</text:p>
          </table:table-cell>
          <table:table-cell table:formula="of:=[.I54]-[.I53]" office:value-type="float" office:value="691.690573311964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55]*[.$M$1]" office:value-type="float" office:value="29808000" calcext:value-type="float">
            <text:p>29808000</text:p>
          </table:table-cell>
          <table:table-cell table:formula="of:=FLOOR([.B55]/[.$G$5])+1" office:value-type="float" office:value="4" calcext:value-type="float">
            <text:p>4</text:p>
          </table:table-cell>
          <table:table-cell table:formula="of:=FLOOR(([.B55]-([.C55]-1)*[.$G$5])/[.$G$4])" office:value-type="float" office:value="102" calcext:value-type="float">
            <text:p>102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55]*[.$M$2]+[.$M$3])" office:value-type="float" office:value="15960" calcext:value-type="float">
            <text:p>15,960</text:p>
          </table:table-cell>
          <table:table-cell table:formula="of:=[.$M$6]*SQRT([.A55]*[.$M$2]+[.$M$3])" office:value-type="float" office:value="21972.482790982" calcext:value-type="float">
            <text:p>21,972</text:p>
          </table:table-cell>
          <table:table-cell table:formula="of:=[.$M$7]*LN([.A55]*[.$M$2]+[.$M$3])" office:value-type="float" office:value="20756.8684635266" calcext:value-type="float">
            <text:p>20,757</text:p>
          </table:table-cell>
          <table:table-cell table:formula="of:=SUM([.E55:.H55])" office:value-type="float" office:value="62133.3512545086" calcext:value-type="float">
            <text:p>62,133</text:p>
          </table:table-cell>
          <table:table-cell table:formula="of:=SUMIF([.$C$10:.C55]; [.C55]; [.$I$10:.I55])" office:value-type="float" office:value="244394.301157147" calcext:value-type="float">
            <text:p>244,394</text:p>
          </table:table-cell>
          <table:table-cell table:formula="of:=[.I55]-[.I54]" office:value-type="float" office:value="686.081954218171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6]*[.$M$1]" office:value-type="float" office:value="30456000" calcext:value-type="float">
            <text:p>30456000</text:p>
          </table:table-cell>
          <table:table-cell table:formula="of:=FLOOR([.B56]/[.$G$5])+1" office:value-type="float" office:value="4" calcext:value-type="float">
            <text:p>4</text:p>
          </table:table-cell>
          <table:table-cell table:formula="of:=FLOOR(([.B56]-([.C56]-1)*[.$G$5])/[.$G$4])" office:value-type="float" office:value="132" calcext:value-type="float">
            <text:p>132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56]*[.$M$2]+[.$M$3])" office:value-type="float" office:value="16220" calcext:value-type="float">
            <text:p>16,220</text:p>
          </table:table-cell>
          <table:table-cell table:formula="of:=[.$M$6]*SQRT([.A56]*[.$M$2]+[.$M$3])" office:value-type="float" office:value="22150.7336221625" calcext:value-type="float">
            <text:p>22,151</text:p>
          </table:table-cell>
          <table:table-cell table:formula="of:=[.$M$7]*LN([.A56]*[.$M$2]+[.$M$3])" office:value-type="float" office:value="20999.2603135106" calcext:value-type="float">
            <text:p>20,999</text:p>
          </table:table-cell>
          <table:table-cell table:formula="of:=SUM([.E56:.H56])" office:value-type="float" office:value="62813.9939356731" calcext:value-type="float">
            <text:p>62,814</text:p>
          </table:table-cell>
          <table:table-cell table:formula="of:=SUMIF([.$C$10:.C56]; [.C56]; [.$I$10:.I56])" office:value-type="float" office:value="307208.29509282" calcext:value-type="float">
            <text:p>307,208</text:p>
          </table:table-cell>
          <table:table-cell table:formula="of:=[.I56]-[.I55]" office:value-type="float" office:value="680.642681164551" calcext:value-type="float">
            <text:p>68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7]*[.$M$1]" office:value-type="float" office:value="31104000" calcext:value-type="float">
            <text:p>31104000</text:p>
          </table:table-cell>
          <table:table-cell table:formula="of:=FLOOR([.B57]/[.$G$5])+1" office:value-type="float" office:value="4" calcext:value-type="float">
            <text:p>4</text:p>
          </table:table-cell>
          <table:table-cell table:formula="of:=FLOOR(([.B57]-([.C57]-1)*[.$G$5])/[.$G$4])" office:value-type="float" office:value="162" calcext:value-type="float">
            <text:p>162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57]*[.$M$2]+[.$M$3])" office:value-type="float" office:value="16480" calcext:value-type="float">
            <text:p>16,480</text:p>
          </table:table-cell>
          <table:table-cell table:formula="of:=[.$M$6]*SQRT([.A57]*[.$M$2]+[.$M$3])" office:value-type="float" office:value="22327.5614432029" calcext:value-type="float">
            <text:p>22,328</text:p>
          </table:table-cell>
          <table:table-cell table:formula="of:=[.$M$7]*LN([.A57]*[.$M$2]+[.$M$3])" office:value-type="float" office:value="21237.7974504215" calcext:value-type="float">
            <text:p>21,238</text:p>
          </table:table-cell>
          <table:table-cell table:formula="of:=SUM([.E57:.H57])" office:value-type="float" office:value="63489.3588936244" calcext:value-type="float">
            <text:p>63,489</text:p>
          </table:table-cell>
          <table:table-cell table:formula="of:=SUMIF([.$C$10:.C57]; [.C57]; [.$I$10:.I57])" office:value-type="float" office:value="370697.653986445" calcext:value-type="float">
            <text:p>370,698</text:p>
          </table:table-cell>
          <table:table-cell table:formula="of:=[.I57]-[.I56]" office:value-type="float" office:value="675.364957951271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8]*[.$M$1]" office:value-type="float" office:value="31752000" calcext:value-type="float">
            <text:p>31752000</text:p>
          </table:table-cell>
          <table:table-cell table:formula="of:=FLOOR([.B58]/[.$G$5])+1" office:value-type="float" office:value="4" calcext:value-type="float">
            <text:p>4</text:p>
          </table:table-cell>
          <table:table-cell table:formula="of:=FLOOR(([.B58]-([.C58]-1)*[.$G$5])/[.$G$4])" office:value-type="float" office:value="192" calcext:value-type="float">
            <text:p>192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58]*[.$M$2]+[.$M$3])" office:value-type="float" office:value="16740" calcext:value-type="float">
            <text:p>16,740</text:p>
          </table:table-cell>
          <table:table-cell table:formula="of:=[.$M$6]*SQRT([.A58]*[.$M$2]+[.$M$3])" office:value-type="float" office:value="22502.9998000267" calcext:value-type="float">
            <text:p>22,503</text:p>
          </table:table-cell>
          <table:table-cell table:formula="of:=[.$M$7]*LN([.A58]*[.$M$2]+[.$M$3])" office:value-type="float" office:value="21472.6005591216" calcext:value-type="float">
            <text:p>21,473</text:p>
          </table:table-cell>
          <table:table-cell table:formula="of:=SUM([.E58:.H58])" office:value-type="float" office:value="64159.6003591482" calcext:value-type="float">
            <text:p>64,160</text:p>
          </table:table-cell>
          <table:table-cell table:formula="of:=SUMIF([.$C$10:.C58]; [.C58]; [.$I$10:.I58])" office:value-type="float" office:value="434857.254345593" calcext:value-type="float">
            <text:p>434,857</text:p>
          </table:table-cell>
          <table:table-cell table:formula="of:=[.I58]-[.I57]" office:value-type="float" office:value="670.241465523839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9]*[.$M$1]" office:value-type="float" office:value="32400000" calcext:value-type="float">
            <text:p>32400000</text:p>
          </table:table-cell>
          <table:table-cell table:formula="of:=FLOOR([.B59]/[.$G$5])+1" office:value-type="float" office:value="4" calcext:value-type="float">
            <text:p>4</text:p>
          </table:table-cell>
          <table:table-cell table:formula="of:=FLOOR(([.B59]-([.C59]-1)*[.$G$5])/[.$G$4])" office:value-type="float" office:value="222" calcext:value-type="float">
            <text:p>222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59]*[.$M$2]+[.$M$3])" office:value-type="float" office:value="17000" calcext:value-type="float">
            <text:p>17,000</text:p>
          </table:table-cell>
          <table:table-cell table:formula="of:=[.$M$6]*SQRT([.A59]*[.$M$2]+[.$M$3])" office:value-type="float" office:value="22677.0809408971" calcext:value-type="float">
            <text:p>22,677</text:p>
          </table:table-cell>
          <table:table-cell table:formula="of:=[.$M$7]*LN([.A59]*[.$M$2]+[.$M$3])" office:value-type="float" office:value="21703.7847440449" calcext:value-type="float">
            <text:p>21,704</text:p>
          </table:table-cell>
          <table:table-cell table:formula="of:=SUM([.E59:.H59])" office:value-type="float" office:value="64824.865684942" calcext:value-type="float">
            <text:p>64,825</text:p>
          </table:table-cell>
          <table:table-cell table:formula="of:=SUMIF([.$C$10:.C59]; [.C59]; [.$I$10:.I59])" office:value-type="float" office:value="499682.120030535" calcext:value-type="float">
            <text:p>499,682</text:p>
          </table:table-cell>
          <table:table-cell table:formula="of:=[.I59]-[.I58]" office:value-type="float" office:value="665.265325793771" calcext:value-type="float">
            <text:p>66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60]*[.$M$1]" office:value-type="float" office:value="33048000" calcext:value-type="float">
            <text:p>33048000</text:p>
          </table:table-cell>
          <table:table-cell table:formula="of:=FLOOR([.B60]/[.$G$5])+1" office:value-type="float" office:value="4" calcext:value-type="float">
            <text:p>4</text:p>
          </table:table-cell>
          <table:table-cell table:formula="of:=FLOOR(([.B60]-([.C60]-1)*[.$G$5])/[.$G$4])" office:value-type="float" office:value="252" calcext:value-type="float">
            <text:p>252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60]*[.$M$2]+[.$M$3])" office:value-type="float" office:value="17260" calcext:value-type="float">
            <text:p>17,260</text:p>
          </table:table-cell>
          <table:table-cell table:formula="of:=[.$M$6]*SQRT([.A60]*[.$M$2]+[.$M$3])" office:value-type="float" office:value="22849.8358856251" calcext:value-type="float">
            <text:p>22,850</text:p>
          </table:table-cell>
          <table:table-cell table:formula="of:=[.$M$7]*LN([.A60]*[.$M$2]+[.$M$3])" office:value-type="float" office:value="21931.4598680309" calcext:value-type="float">
            <text:p>21,931</text:p>
          </table:table-cell>
          <table:table-cell table:formula="of:=SUM([.E60:.H60])" office:value-type="float" office:value="65485.295753656" calcext:value-type="float">
            <text:p>65,485</text:p>
          </table:table-cell>
          <table:table-cell table:formula="of:=SUMIF([.$C$10:.C60]; [.C60]; [.$I$10:.I60])" office:value-type="float" office:value="565167.415784191" calcext:value-type="float">
            <text:p>565,167</text:p>
          </table:table-cell>
          <table:table-cell table:formula="of:=[.I60]-[.I59]" office:value-type="float" office:value="660.43006871394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61]*[.$M$1]" office:value-type="float" office:value="33696000" calcext:value-type="float">
            <text:p>33696000</text:p>
          </table:table-cell>
          <table:table-cell table:formula="of:=FLOOR([.B61]/[.$G$5])+1" office:value-type="float" office:value="4" calcext:value-type="float">
            <text:p>4</text:p>
          </table:table-cell>
          <table:table-cell table:formula="of:=FLOOR(([.B61]-([.C61]-1)*[.$G$5])/[.$G$4])" office:value-type="float" office:value="282" calcext:value-type="float">
            <text:p>282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61]*[.$M$2]+[.$M$3])" office:value-type="float" office:value="17520" calcext:value-type="float">
            <text:p>17,520</text:p>
          </table:table-cell>
          <table:table-cell table:formula="of:=[.$M$6]*SQRT([.A61]*[.$M$2]+[.$M$3])" office:value-type="float" office:value="23021.294490102" calcext:value-type="float">
            <text:p>23,021</text:p>
          </table:table-cell>
          <table:table-cell table:formula="of:=[.$M$7]*LN([.A61]*[.$M$2]+[.$M$3])" office:value-type="float" office:value="22155.7308658253" calcext:value-type="float">
            <text:p>22,156</text:p>
          </table:table-cell>
          <table:table-cell table:formula="of:=SUM([.E61:.H61])" office:value-type="float" office:value="66141.0253559273" calcext:value-type="float">
            <text:p>66,141</text:p>
          </table:table-cell>
          <table:table-cell table:formula="of:=SUMIF([.$C$10:.C61]; [.C61]; [.$I$10:.I61])" office:value-type="float" office:value="631308.441140118" calcext:value-type="float">
            <text:p>631,308</text:p>
          </table:table-cell>
          <table:table-cell table:formula="of:=[.I61]-[.I60]" office:value-type="float" office:value="655.729602271342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62]*[.$M$1]" office:value-type="float" office:value="34344000" calcext:value-type="float">
            <text:p>34344000</text:p>
          </table:table-cell>
          <table:table-cell table:formula="of:=FLOOR([.B62]/[.$G$5])+1" office:value-type="float" office:value="4" calcext:value-type="float">
            <text:p>4</text:p>
          </table:table-cell>
          <table:table-cell table:formula="of:=FLOOR(([.B62]-([.C62]-1)*[.$G$5])/[.$G$4])" office:value-type="float" office:value="312" calcext:value-type="float">
            <text:p>312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62]*[.$M$2]+[.$M$3])" office:value-type="float" office:value="17780" calcext:value-type="float">
            <text:p>17,780</text:p>
          </table:table-cell>
          <table:table-cell table:formula="of:=[.$M$6]*SQRT([.A62]*[.$M$2]+[.$M$3])" office:value-type="float" office:value="23191.4855065388" calcext:value-type="float">
            <text:p>23,191</text:p>
          </table:table-cell>
          <table:table-cell table:formula="of:=[.$M$7]*LN([.A62]*[.$M$2]+[.$M$3])" office:value-type="float" office:value="22376.698034488" calcext:value-type="float">
            <text:p>22,377</text:p>
          </table:table-cell>
          <table:table-cell table:formula="of:=SUM([.E62:.H62])" office:value-type="float" office:value="66792.1835410268" calcext:value-type="float">
            <text:p>66,792</text:p>
          </table:table-cell>
          <table:table-cell table:formula="of:=SUMIF([.$C$10:.C62]; [.C62]; [.$I$10:.I62])" office:value-type="float" office:value="698100.624681145" calcext:value-type="float">
            <text:p>698,101</text:p>
          </table:table-cell>
          <table:table-cell table:formula="of:=[.I62]-[.I61]" office:value-type="float" office:value="651.158185099528" calcext:value-type="float">
            <text:p>65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63]*[.$M$1]" office:value-type="float" office:value="34992000" calcext:value-type="float">
            <text:p>34992000</text:p>
          </table:table-cell>
          <table:table-cell table:formula="of:=FLOOR([.B63]/[.$G$5])+1" office:value-type="float" office:value="4" calcext:value-type="float">
            <text:p>4</text:p>
          </table:table-cell>
          <table:table-cell table:formula="of:=FLOOR(([.B63]-([.C63]-1)*[.$G$5])/[.$G$4])" office:value-type="float" office:value="342" calcext:value-type="float">
            <text:p>342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63]*[.$M$2]+[.$M$3])" office:value-type="float" office:value="18040" calcext:value-type="float">
            <text:p>18,040</text:p>
          </table:table-cell>
          <table:table-cell table:formula="of:=[.$M$6]*SQRT([.A63]*[.$M$2]+[.$M$3])" office:value-type="float" office:value="23360.4366397548" calcext:value-type="float">
            <text:p>23,360</text:p>
          </table:table-cell>
          <table:table-cell table:formula="of:=[.$M$7]*LN([.A63]*[.$M$2]+[.$M$3])" office:value-type="float" office:value="22594.4573027188" calcext:value-type="float">
            <text:p>22,594</text:p>
          </table:table-cell>
          <table:table-cell table:formula="of:=SUM([.E63:.H63])" office:value-type="float" office:value="67438.8939424736" calcext:value-type="float">
            <text:p>67,439</text:p>
          </table:table-cell>
          <table:table-cell table:formula="of:=SUMIF([.$C$10:.C63]; [.C63]; [.$I$10:.I63])" office:value-type="float" office:value="765539.518623619" calcext:value-type="float">
            <text:p>765,540</text:p>
          </table:table-cell>
          <table:table-cell table:formula="of:=[.I63]-[.I62]" office:value-type="float" office:value="646.710401446806" calcext:value-type="float">
            <text:p>64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64]*[.$M$1]" office:value-type="float" office:value="35640000" calcext:value-type="float">
            <text:p>35640000</text:p>
          </table:table-cell>
          <table:table-cell table:formula="of:=FLOOR([.B64]/[.$G$5])+1" office:value-type="float" office:value="4" calcext:value-type="float">
            <text:p>4</text:p>
          </table:table-cell>
          <table:table-cell table:formula="of:=FLOOR(([.B64]-([.C64]-1)*[.$G$5])/[.$G$4])" office:value-type="float" office:value="372" calcext:value-type="float">
            <text:p>372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64]*[.$M$2]+[.$M$3])" office:value-type="float" office:value="18300" calcext:value-type="float">
            <text:p>18,300</text:p>
          </table:table-cell>
          <table:table-cell table:formula="of:=[.$M$6]*SQRT([.A64]*[.$M$2]+[.$M$3])" office:value-type="float" office:value="23528.1745998282" calcext:value-type="float">
            <text:p>23,528</text:p>
          </table:table-cell>
          <table:table-cell table:formula="of:=[.$M$7]*LN([.A64]*[.$M$2]+[.$M$3])" office:value-type="float" office:value="22809.1004809123" calcext:value-type="float">
            <text:p>22,809</text:p>
          </table:table-cell>
          <table:table-cell table:formula="of:=SUM([.E64:.H64])" office:value-type="float" office:value="68081.2750807405" calcext:value-type="float">
            <text:p>68,081</text:p>
          </table:table-cell>
          <table:table-cell table:formula="of:=SUMIF([.$C$10:.C64]; [.C64]; [.$I$10:.I64])" office:value-type="float" office:value="833620.793704359" calcext:value-type="float">
            <text:p>833,621</text:p>
          </table:table-cell>
          <table:table-cell table:formula="of:=[.I64]-[.I63]" office:value-type="float" office:value="642.381138266821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65]*[.$M$1]" office:value-type="float" office:value="36288000" calcext:value-type="float">
            <text:p>36288000</text:p>
          </table:table-cell>
          <table:table-cell table:formula="of:=FLOOR([.B65]/[.$G$5])+1" office:value-type="float" office:value="4" calcext:value-type="float">
            <text:p>4</text:p>
          </table:table-cell>
          <table:table-cell table:formula="of:=FLOOR(([.B65]-([.C65]-1)*[.$G$5])/[.$G$4])" office:value-type="float" office:value="402" calcext:value-type="float">
            <text:p>402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65]*[.$M$2]+[.$M$3])" office:value-type="float" office:value="18560" calcext:value-type="float">
            <text:p>18,560</text:p>
          </table:table-cell>
          <table:table-cell table:formula="of:=[.$M$6]*SQRT([.A65]*[.$M$2]+[.$M$3])" office:value-type="float" office:value="23694.7251513918" calcext:value-type="float">
            <text:p>23,695</text:p>
          </table:table-cell>
          <table:table-cell table:formula="of:=[.$M$7]*LN([.A65]*[.$M$2]+[.$M$3])" office:value-type="float" office:value="23020.7154935725" calcext:value-type="float">
            <text:p>23,021</text:p>
          </table:table-cell>
          <table:table-cell table:formula="of:=SUM([.E65:.H65])" office:value-type="float" office:value="68719.4406449643" calcext:value-type="float">
            <text:p>68,719</text:p>
          </table:table-cell>
          <table:table-cell table:formula="of:=SUMIF([.$C$10:.C65]; [.C65]; [.$I$10:.I65])" office:value-type="float" office:value="902340.234349323" calcext:value-type="float">
            <text:p>902,340</text:p>
          </table:table-cell>
          <table:table-cell table:formula="of:=[.I65]-[.I64]" office:value-type="float" office:value="638.165564223833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6]*[.$M$1]" office:value-type="float" office:value="36936000" calcext:value-type="float">
            <text:p>36936000</text:p>
          </table:table-cell>
          <table:table-cell table:formula="of:=FLOOR([.B66]/[.$G$5])+1" office:value-type="float" office:value="5" calcext:value-type="float">
            <text:p>5</text:p>
          </table:table-cell>
          <table:table-cell table:formula="of:=FLOOR(([.B66]-([.C66]-1)*[.$G$5])/[.$G$4])" office:value-type="float" office:value="6" calcext:value-type="float">
            <text:p>6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66]*[.$M$2]+[.$M$3])" office:value-type="float" office:value="18820" calcext:value-type="float">
            <text:p>18,820</text:p>
          </table:table-cell>
          <table:table-cell table:formula="of:=[.$M$6]*SQRT([.A66]*[.$M$2]+[.$M$3])" office:value-type="float" office:value="23860.1131598322" calcext:value-type="float">
            <text:p>23,860</text:p>
          </table:table-cell>
          <table:table-cell table:formula="of:=[.$M$7]*LN([.A66]*[.$M$2]+[.$M$3])" office:value-type="float" office:value="23229.3865955601" calcext:value-type="float">
            <text:p>23,229</text:p>
          </table:table-cell>
          <table:table-cell table:formula="of:=SUM([.E66:.H66])" office:value-type="float" office:value="69353.4997553924" calcext:value-type="float">
            <text:p>69,353</text:p>
          </table:table-cell>
          <table:table-cell table:formula="of:=SUMIF([.$C$10:.C66]; [.C66]; [.$I$10:.I66])" office:value-type="float" office:value="69353.4997553924" calcext:value-type="float">
            <text:p>69,353</text:p>
          </table:table-cell>
          <table:table-cell table:formula="of:=[.I66]-[.I65]" office:value-type="float" office:value="634.059110428105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7]*[.$M$1]" office:value-type="float" office:value="37584000" calcext:value-type="float">
            <text:p>37584000</text:p>
          </table:table-cell>
          <table:table-cell table:formula="of:=FLOOR([.B67]/[.$G$5])+1" office:value-type="float" office:value="5" calcext:value-type="float">
            <text:p>5</text:p>
          </table:table-cell>
          <table:table-cell table:formula="of:=FLOOR(([.B67]-([.C67]-1)*[.$G$5])/[.$G$4])" office:value-type="float" office:value="36" calcext:value-type="float">
            <text:p>36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67]*[.$M$2]+[.$M$3])" office:value-type="float" office:value="19080" calcext:value-type="float">
            <text:p>19,080</text:p>
          </table:table-cell>
          <table:table-cell table:formula="of:=[.$M$6]*SQRT([.A67]*[.$M$2]+[.$M$3])" office:value-type="float" office:value="24024.3626346257" calcext:value-type="float">
            <text:p>24,024</text:p>
          </table:table-cell>
          <table:table-cell table:formula="of:=[.$M$7]*LN([.A67]*[.$M$2]+[.$M$3])" office:value-type="float" office:value="23435.1945735037" calcext:value-type="float">
            <text:p>23,435</text:p>
          </table:table-cell>
          <table:table-cell table:formula="of:=SUM([.E67:.H67])" office:value-type="float" office:value="69983.5572081295" calcext:value-type="float">
            <text:p>69,984</text:p>
          </table:table-cell>
          <table:table-cell table:formula="of:=SUMIF([.$C$10:.C67]; [.C67]; [.$I$10:.I67])" office:value-type="float" office:value="139337.056963522" calcext:value-type="float">
            <text:p>139,337</text:p>
          </table:table-cell>
          <table:table-cell table:formula="of:=[.I67]-[.I66]" office:value-type="float" office:value="630.057452737063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8]*[.$M$1]" office:value-type="float" office:value="38232000" calcext:value-type="float">
            <text:p>38232000</text:p>
          </table:table-cell>
          <table:table-cell table:formula="of:=FLOOR([.B68]/[.$G$5])+1" office:value-type="float" office:value="5" calcext:value-type="float">
            <text:p>5</text:p>
          </table:table-cell>
          <table:table-cell table:formula="of:=FLOOR(([.B68]-([.C68]-1)*[.$G$5])/[.$G$4])" office:value-type="float" office:value="66" calcext:value-type="float">
            <text:p>66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68]*[.$M$2]+[.$M$3])" office:value-type="float" office:value="19340" calcext:value-type="float">
            <text:p>19,340</text:p>
          </table:table-cell>
          <table:table-cell table:formula="of:=[.$M$6]*SQRT([.A68]*[.$M$2]+[.$M$3])" office:value-type="float" office:value="24187.4967700256" calcext:value-type="float">
            <text:p>24,187</text:p>
          </table:table-cell>
          <table:table-cell table:formula="of:=[.$M$7]*LN([.A68]*[.$M$2]+[.$M$3])" office:value-type="float" office:value="23638.2169335789" calcext:value-type="float">
            <text:p>23,638</text:p>
          </table:table-cell>
          <table:table-cell table:formula="of:=SUM([.E68:.H68])" office:value-type="float" office:value="70609.7137036045" calcext:value-type="float">
            <text:p>70,610</text:p>
          </table:table-cell>
          <table:table-cell table:formula="of:=SUMIF([.$C$10:.C68]; [.C68]; [.$I$10:.I68])" office:value-type="float" office:value="209946.770667126" calcext:value-type="float">
            <text:p>209,947</text:p>
          </table:table-cell>
          <table:table-cell table:formula="of:=[.I68]-[.I67]" office:value-type="float" office:value="626.15649547503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9]*[.$M$1]" office:value-type="float" office:value="38880000" calcext:value-type="float">
            <text:p>38880000</text:p>
          </table:table-cell>
          <table:table-cell table:formula="of:=FLOOR([.B69]/[.$G$5])+1" office:value-type="float" office:value="5" calcext:value-type="float">
            <text:p>5</text:p>
          </table:table-cell>
          <table:table-cell table:formula="of:=FLOOR(([.B69]-([.C69]-1)*[.$G$5])/[.$G$4])" office:value-type="float" office:value="96" calcext:value-type="float">
            <text:p>96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69]*[.$M$2]+[.$M$3])" office:value-type="float" office:value="19600" calcext:value-type="float">
            <text:p>19,600</text:p>
          </table:table-cell>
          <table:table-cell table:formula="of:=[.$M$6]*SQRT([.A69]*[.$M$2]+[.$M$3])" office:value-type="float" office:value="24349.5379832965" calcext:value-type="float">
            <text:p>24,350</text:p>
          </table:table-cell>
          <table:table-cell table:formula="of:=[.$M$7]*LN([.A69]*[.$M$2]+[.$M$3])" office:value-type="float" office:value="23838.5280767487" calcext:value-type="float">
            <text:p>23,839</text:p>
          </table:table-cell>
          <table:table-cell table:formula="of:=SUM([.E69:.H69])" office:value-type="float" office:value="71232.0660600452" calcext:value-type="float">
            <text:p>71,232</text:p>
          </table:table-cell>
          <table:table-cell table:formula="of:=SUMIF([.$C$10:.C69]; [.C69]; [.$I$10:.I69])" office:value-type="float" office:value="281178.836727172" calcext:value-type="float">
            <text:p>281,179</text:p>
          </table:table-cell>
          <table:table-cell table:formula="of:=[.I69]-[.I68]" office:value-type="float" office:value="622.352356440751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70]*[.$M$1]" office:value-type="float" office:value="39528000" calcext:value-type="float">
            <text:p>39528000</text:p>
          </table:table-cell>
          <table:table-cell table:formula="of:=FLOOR([.B70]/[.$G$5])+1" office:value-type="float" office:value="5" calcext:value-type="float">
            <text:p>5</text:p>
          </table:table-cell>
          <table:table-cell table:formula="of:=FLOOR(([.B70]-([.C70]-1)*[.$G$5])/[.$G$4])" office:value-type="float" office:value="126" calcext:value-type="float">
            <text:p>126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70]*[.$M$2]+[.$M$3])" office:value-type="float" office:value="19860" calcext:value-type="float">
            <text:p>19,860</text:p>
          </table:table-cell>
          <table:table-cell table:formula="of:=[.$M$6]*SQRT([.A70]*[.$M$2]+[.$M$3])" office:value-type="float" office:value="24510.5079506729" calcext:value-type="float">
            <text:p>24,511</text:p>
          </table:table-cell>
          <table:table-cell table:formula="of:=[.$M$7]*LN([.A70]*[.$M$2]+[.$M$3])" office:value-type="float" office:value="24036.199462457" calcext:value-type="float">
            <text:p>24,036</text:p>
          </table:table-cell>
          <table:table-cell table:formula="of:=SUM([.E70:.H70])" office:value-type="float" office:value="71850.7074131299" calcext:value-type="float">
            <text:p>71,851</text:p>
          </table:table-cell>
          <table:table-cell table:formula="of:=SUMIF([.$C$10:.C70]; [.C70]; [.$I$10:.I70])" office:value-type="float" office:value="353029.544140301" calcext:value-type="float">
            <text:p>353,030</text:p>
          </table:table-cell>
          <table:table-cell table:formula="of:=[.I70]-[.I69]" office:value-type="float" office:value="618.641353084706" calcext:value-type="float">
            <text:p>61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71]*[.$M$1]" office:value-type="float" office:value="40176000" calcext:value-type="float">
            <text:p>40176000</text:p>
          </table:table-cell>
          <table:table-cell table:formula="of:=FLOOR([.B71]/[.$G$5])+1" office:value-type="float" office:value="5" calcext:value-type="float">
            <text:p>5</text:p>
          </table:table-cell>
          <table:table-cell table:formula="of:=FLOOR(([.B71]-([.C71]-1)*[.$G$5])/[.$G$4])" office:value-type="float" office:value="156" calcext:value-type="float">
            <text:p>156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71]*[.$M$2]+[.$M$3])" office:value-type="float" office:value="20120" calcext:value-type="float">
            <text:p>20,120</text:p>
          </table:table-cell>
          <table:table-cell table:formula="of:=[.$M$6]*SQRT([.A71]*[.$M$2]+[.$M$3])" office:value-type="float" office:value="24670.4276412064" calcext:value-type="float">
            <text:p>24,670</text:p>
          </table:table-cell>
          <table:table-cell table:formula="of:=[.$M$7]*LN([.A71]*[.$M$2]+[.$M$3])" office:value-type="float" office:value="24231.2997616747" calcext:value-type="float">
            <text:p>24,231</text:p>
          </table:table-cell>
          <table:table-cell table:formula="of:=SUM([.E71:.H71])" office:value-type="float" office:value="72465.7274028811" calcext:value-type="float">
            <text:p>72,466</text:p>
          </table:table-cell>
          <table:table-cell table:formula="of:=SUMIF([.$C$10:.C71]; [.C71]; [.$I$10:.I71])" office:value-type="float" office:value="425495.271543183" calcext:value-type="float">
            <text:p>425,495</text:p>
          </table:table-cell>
          <table:table-cell table:formula="of:=[.I71]-[.I70]" office:value-type="float" office:value="615.019989751163" calcext:value-type="float">
            <text:p>61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72]*[.$M$1]" office:value-type="float" office:value="40824000" calcext:value-type="float">
            <text:p>40824000</text:p>
          </table:table-cell>
          <table:table-cell table:formula="of:=FLOOR([.B72]/[.$G$5])+1" office:value-type="float" office:value="5" calcext:value-type="float">
            <text:p>5</text:p>
          </table:table-cell>
          <table:table-cell table:formula="of:=FLOOR(([.B72]-([.C72]-1)*[.$G$5])/[.$G$4])" office:value-type="float" office:value="186" calcext:value-type="float">
            <text:p>186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72]*[.$M$2]+[.$M$3])" office:value-type="float" office:value="20380" calcext:value-type="float">
            <text:p>20,380</text:p>
          </table:table-cell>
          <table:table-cell table:formula="of:=[.$M$6]*SQRT([.A72]*[.$M$2]+[.$M$3])" office:value-type="float" office:value="24829.3173486506" calcext:value-type="float">
            <text:p>24,829</text:p>
          </table:table-cell>
          <table:table-cell table:formula="of:=[.$M$7]*LN([.A72]*[.$M$2]+[.$M$3])" office:value-type="float" office:value="24423.8950001203" calcext:value-type="float">
            <text:p>24,424</text:p>
          </table:table-cell>
          <table:table-cell table:formula="of:=SUM([.E72:.H72])" office:value-type="float" office:value="73077.2123487709" calcext:value-type="float">
            <text:p>73,077</text:p>
          </table:table-cell>
          <table:table-cell table:formula="of:=SUMIF([.$C$10:.C72]; [.C72]; [.$I$10:.I72])" office:value-type="float" office:value="498572.483891954" calcext:value-type="float">
            <text:p>498,572</text:p>
          </table:table-cell>
          <table:table-cell table:formula="of:=[.I72]-[.I71]" office:value-type="float" office:value="611.484945889781" calcext:value-type="float">
            <text:p>61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73]*[.$M$1]" office:value-type="float" office:value="41472000" calcext:value-type="float">
            <text:p>41472000</text:p>
          </table:table-cell>
          <table:table-cell table:formula="of:=FLOOR([.B73]/[.$G$5])+1" office:value-type="float" office:value="5" calcext:value-type="float">
            <text:p>5</text:p>
          </table:table-cell>
          <table:table-cell table:formula="of:=FLOOR(([.B73]-([.C73]-1)*[.$G$5])/[.$G$4])" office:value-type="float" office:value="216" calcext:value-type="float">
            <text:p>216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73]*[.$M$2]+[.$M$3])" office:value-type="float" office:value="20640" calcext:value-type="float">
            <text:p>20,640</text:p>
          </table:table-cell>
          <table:table-cell table:formula="of:=[.$M$6]*SQRT([.A73]*[.$M$2]+[.$M$3])" office:value-type="float" office:value="24987.1967215212" calcext:value-type="float">
            <text:p>24,987</text:p>
          </table:table-cell>
          <table:table-cell table:formula="of:=[.$M$7]*LN([.A73]*[.$M$2]+[.$M$3])" office:value-type="float" office:value="24614.0486924021" calcext:value-type="float">
            <text:p>24,614</text:p>
          </table:table-cell>
          <table:table-cell table:formula="of:=SUM([.E73:.H73])" office:value-type="float" office:value="73685.2454139233" calcext:value-type="float">
            <text:p>73,685</text:p>
          </table:table-cell>
          <table:table-cell table:formula="of:=SUMIF([.$C$10:.C73]; [.C73]; [.$I$10:.I73])" office:value-type="float" office:value="572257.729305877" calcext:value-type="float">
            <text:p>572,258</text:p>
          </table:table-cell>
          <table:table-cell table:formula="of:=[.I73]-[.I72]" office:value-type="float" office:value="608.033065152384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74]*[.$M$1]" office:value-type="float" office:value="42120000" calcext:value-type="float">
            <text:p>42120000</text:p>
          </table:table-cell>
          <table:table-cell table:formula="of:=FLOOR([.B74]/[.$G$5])+1" office:value-type="float" office:value="5" calcext:value-type="float">
            <text:p>5</text:p>
          </table:table-cell>
          <table:table-cell table:formula="of:=FLOOR(([.B74]-([.C74]-1)*[.$G$5])/[.$G$4])" office:value-type="float" office:value="246" calcext:value-type="float">
            <text:p>246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74]*[.$M$2]+[.$M$3])" office:value-type="float" office:value="20900" calcext:value-type="float">
            <text:p>20,900</text:p>
          </table:table-cell>
          <table:table-cell table:formula="of:=[.$M$6]*SQRT([.A74]*[.$M$2]+[.$M$3])" office:value-type="float" office:value="25144.0847914574" calcext:value-type="float">
            <text:p>25,144</text:p>
          </table:table-cell>
          <table:table-cell table:formula="of:=[.$M$7]*LN([.A74]*[.$M$2]+[.$M$3])" office:value-type="float" office:value="24801.8219677631" calcext:value-type="float">
            <text:p>24,802</text:p>
          </table:table-cell>
          <table:table-cell table:formula="of:=SUM([.E74:.H74])" office:value-type="float" office:value="74289.9067592205" calcext:value-type="float">
            <text:p>74,290</text:p>
          </table:table-cell>
          <table:table-cell table:formula="of:=SUMIF([.$C$10:.C74]; [.C74]; [.$I$10:.I74])" office:value-type="float" office:value="646547.636065097" calcext:value-type="float">
            <text:p>646,548</text:p>
          </table:table-cell>
          <table:table-cell table:formula="of:=[.I74]-[.I73]" office:value-type="float" office:value="604.661345297267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75]*[.$M$1]" office:value-type="float" office:value="42768000" calcext:value-type="float">
            <text:p>42768000</text:p>
          </table:table-cell>
          <table:table-cell table:formula="of:=FLOOR([.B75]/[.$G$5])+1" office:value-type="float" office:value="5" calcext:value-type="float">
            <text:p>5</text:p>
          </table:table-cell>
          <table:table-cell table:formula="of:=FLOOR(([.B75]-([.C75]-1)*[.$G$5])/[.$G$4])" office:value-type="float" office:value="276" calcext:value-type="float">
            <text:p>276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75]*[.$M$2]+[.$M$3])" office:value-type="float" office:value="21160" calcext:value-type="float">
            <text:p>21,160</text:p>
          </table:table-cell>
          <table:table-cell table:formula="of:=[.$M$6]*SQRT([.A75]*[.$M$2]+[.$M$3])" office:value-type="float" office:value="25300" calcext:value-type="float">
            <text:p>25,300</text:p>
          </table:table-cell>
          <table:table-cell table:formula="of:=[.$M$7]*LN([.A75]*[.$M$2]+[.$M$3])" office:value-type="float" office:value="24987.2736880531" calcext:value-type="float">
            <text:p>24,987</text:p>
          </table:table-cell>
          <table:table-cell table:formula="of:=SUM([.E75:.H75])" office:value-type="float" office:value="74891.2736880531" calcext:value-type="float">
            <text:p>74,891</text:p>
          </table:table-cell>
          <table:table-cell table:formula="of:=SUMIF([.$C$10:.C75]; [.C75]; [.$I$10:.I75])" office:value-type="float" office:value="721438.909753151" calcext:value-type="float">
            <text:p>721,439</text:p>
          </table:table-cell>
          <table:table-cell table:formula="of:=[.I75]-[.I74]" office:value-type="float" office:value="601.366928832576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6]*[.$M$1]" office:value-type="float" office:value="43416000" calcext:value-type="float">
            <text:p>43416000</text:p>
          </table:table-cell>
          <table:table-cell table:formula="of:=FLOOR([.B76]/[.$G$5])+1" office:value-type="float" office:value="5" calcext:value-type="float">
            <text:p>5</text:p>
          </table:table-cell>
          <table:table-cell table:formula="of:=FLOOR(([.B76]-([.C76]-1)*[.$G$5])/[.$G$4])" office:value-type="float" office:value="306" calcext:value-type="float">
            <text:p>306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76]*[.$M$2]+[.$M$3])" office:value-type="float" office:value="21420" calcext:value-type="float">
            <text:p>21,420</text:p>
          </table:table-cell>
          <table:table-cell table:formula="of:=[.$M$6]*SQRT([.A76]*[.$M$2]+[.$M$3])" office:value-type="float" office:value="25454.9602238935" calcext:value-type="float">
            <text:p>25,455</text:p>
          </table:table-cell>
          <table:table-cell table:formula="of:=[.$M$7]*LN([.A76]*[.$M$2]+[.$M$3])" office:value-type="float" office:value="25170.4605584957" calcext:value-type="float">
            <text:p>25,170</text:p>
          </table:table-cell>
          <table:table-cell table:formula="of:=SUM([.E76:.H76])" office:value-type="float" office:value="75489.4207823892" calcext:value-type="float">
            <text:p>75,489</text:p>
          </table:table-cell>
          <table:table-cell table:formula="of:=SUMIF([.$C$10:.C76]; [.C76]; [.$I$10:.I76])" office:value-type="float" office:value="796928.33053554" calcext:value-type="float">
            <text:p>796,928</text:p>
          </table:table-cell>
          <table:table-cell table:formula="of:=[.I76]-[.I75]" office:value-type="float" office:value="598.147094336062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7]*[.$M$1]" office:value-type="float" office:value="44064000" calcext:value-type="float">
            <text:p>44064000</text:p>
          </table:table-cell>
          <table:table-cell table:formula="of:=FLOOR([.B77]/[.$G$5])+1" office:value-type="float" office:value="5" calcext:value-type="float">
            <text:p>5</text:p>
          </table:table-cell>
          <table:table-cell table:formula="of:=FLOOR(([.B77]-([.C77]-1)*[.$G$5])/[.$G$4])" office:value-type="float" office:value="336" calcext:value-type="float">
            <text:p>336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77]*[.$M$2]+[.$M$3])" office:value-type="float" office:value="21680" calcext:value-type="float">
            <text:p>21,680</text:p>
          </table:table-cell>
          <table:table-cell table:formula="of:=[.$M$6]*SQRT([.A77]*[.$M$2]+[.$M$3])" office:value-type="float" office:value="25608.9827990102" calcext:value-type="float">
            <text:p>25,609</text:p>
          </table:table-cell>
          <table:table-cell table:formula="of:=[.$M$7]*LN([.A77]*[.$M$2]+[.$M$3])" office:value-type="float" office:value="25351.4372317733" calcext:value-type="float">
            <text:p>25,351</text:p>
          </table:table-cell>
          <table:table-cell table:formula="of:=SUM([.E77:.H77])" office:value-type="float" office:value="76084.4200307835" calcext:value-type="float">
            <text:p>76,084</text:p>
          </table:table-cell>
          <table:table-cell table:formula="of:=SUMIF([.$C$10:.C77]; [.C77]; [.$I$10:.I77])" office:value-type="float" office:value="873012.750566323" calcext:value-type="float">
            <text:p>873,013</text:p>
          </table:table-cell>
          <table:table-cell table:formula="of:=[.I77]-[.I76]" office:value-type="float" office:value="594.99924839433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8]*[.$M$1]" office:value-type="float" office:value="44712000" calcext:value-type="float">
            <text:p>44712000</text:p>
          </table:table-cell>
          <table:table-cell table:formula="of:=FLOOR([.B78]/[.$G$5])+1" office:value-type="float" office:value="5" calcext:value-type="float">
            <text:p>5</text:p>
          </table:table-cell>
          <table:table-cell table:formula="of:=FLOOR(([.B78]-([.C78]-1)*[.$G$5])/[.$G$4])" office:value-type="float" office:value="366" calcext:value-type="float">
            <text:p>366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78]*[.$M$2]+[.$M$3])" office:value-type="float" office:value="21940" calcext:value-type="float">
            <text:p>21,940</text:p>
          </table:table-cell>
          <table:table-cell table:formula="of:=[.$M$6]*SQRT([.A78]*[.$M$2]+[.$M$3])" office:value-type="float" office:value="25762.0845429868" calcext:value-type="float">
            <text:p>25,762</text:p>
          </table:table-cell>
          <table:table-cell table:formula="of:=[.$M$7]*LN([.A78]*[.$M$2]+[.$M$3])" office:value-type="float" office:value="25530.2564059079" calcext:value-type="float">
            <text:p>25,530</text:p>
          </table:table-cell>
          <table:table-cell table:formula="of:=SUM([.E78:.H78])" office:value-type="float" office:value="76676.3409488947" calcext:value-type="float">
            <text:p>76,676</text:p>
          </table:table-cell>
          <table:table-cell table:formula="of:=SUMIF([.$C$10:.C78]; [.C78]; [.$I$10:.I78])" office:value-type="float" office:value="949689.091515218" calcext:value-type="float">
            <text:p>949,689</text:p>
          </table:table-cell>
          <table:table-cell table:formula="of:=[.I78]-[.I77]" office:value-type="float" office:value="591.920918111209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9]*[.$M$1]" office:value-type="float" office:value="45360000" calcext:value-type="float">
            <text:p>45360000</text:p>
          </table:table-cell>
          <table:table-cell table:formula="of:=FLOOR([.B79]/[.$G$5])+1" office:value-type="float" office:value="5" calcext:value-type="float">
            <text:p>5</text:p>
          </table:table-cell>
          <table:table-cell table:formula="of:=FLOOR(([.B79]-([.C79]-1)*[.$G$5])/[.$G$4])" office:value-type="float" office:value="396" calcext:value-type="float">
            <text:p>396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79]*[.$M$2]+[.$M$3])" office:value-type="float" office:value="22200" calcext:value-type="float">
            <text:p>22,200</text:p>
          </table:table-cell>
          <table:table-cell table:formula="of:=[.$M$6]*SQRT([.A79]*[.$M$2]+[.$M$3])" office:value-type="float" office:value="25914.2817766574" calcext:value-type="float">
            <text:p>25,914</text:p>
          </table:table-cell>
          <table:table-cell table:formula="of:=[.$M$7]*LN([.A79]*[.$M$2]+[.$M$3])" office:value-type="float" office:value="25706.9689163751" calcext:value-type="float">
            <text:p>25,707</text:p>
          </table:table-cell>
          <table:table-cell table:formula="of:=SUM([.E79:.H79])" office:value-type="float" office:value="77265.2506930326" calcext:value-type="float">
            <text:p>77,265</text:p>
          </table:table-cell>
          <table:table-cell table:formula="of:=SUMIF([.$C$10:.C79]; [.C79]; [.$I$10:.I79])" office:value-type="float" office:value="1026954.34220825" calcext:value-type="float">
            <text:p>1,026,954</text:p>
          </table:table-cell>
          <table:table-cell table:formula="of:=[.I79]-[.I78]" office:value-type="float" office:value="588.909744137869" calcext:value-type="float">
            <text:p>589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80]*[.$M$1]" office:value-type="float" office:value="46008000" calcext:value-type="float">
            <text:p>46008000</text:p>
          </table:table-cell>
          <table:table-cell table:formula="of:=FLOOR([.B80]/[.$G$5])+1" office:value-type="float" office:value="6" calcext:value-type="float">
            <text:p>6</text:p>
          </table:table-cell>
          <table:table-cell table:formula="of:=FLOOR(([.B80]-([.C80]-1)*[.$G$5])/[.$G$4])" office:value-type="float" office:value="0" calcext:value-type="float">
            <text:p>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80]*[.$M$2]+[.$M$3])" office:value-type="float" office:value="22460" calcext:value-type="float">
            <text:p>22,460</text:p>
          </table:table-cell>
          <table:table-cell table:formula="of:=[.$M$6]*SQRT([.A80]*[.$M$2]+[.$M$3])" office:value-type="float" office:value="26065.5903443601" calcext:value-type="float">
            <text:p>26,066</text:p>
          </table:table-cell>
          <table:table-cell table:formula="of:=[.$M$7]*LN([.A80]*[.$M$2]+[.$M$3])" office:value-type="float" office:value="25881.6238228561" calcext:value-type="float">
            <text:p>25,882</text:p>
          </table:table-cell>
          <table:table-cell table:formula="of:=SUM([.E80:.H80])" office:value-type="float" office:value="77851.2141672162" calcext:value-type="float">
            <text:p>77,851</text:p>
          </table:table-cell>
          <table:table-cell table:formula="of:=SUMIF([.$C$10:.C80]; [.C80]; [.$I$10:.I80])" office:value-type="float" office:value="77851.2141672162" calcext:value-type="float">
            <text:p>77,851</text:p>
          </table:table-cell>
          <table:table-cell table:formula="of:=[.I80]-[.I79]" office:value-type="float" office:value="585.963474183634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81]*[.$M$1]" office:value-type="float" office:value="46656000" calcext:value-type="float">
            <text:p>46656000</text:p>
          </table:table-cell>
          <table:table-cell table:formula="of:=FLOOR([.B81]/[.$G$5])+1" office:value-type="float" office:value="6" calcext:value-type="float">
            <text:p>6</text:p>
          </table:table-cell>
          <table:table-cell table:formula="of:=FLOOR(([.B81]-([.C81]-1)*[.$G$5])/[.$G$4])" office:value-type="float" office:value="30" calcext:value-type="float">
            <text:p>3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81]*[.$M$2]+[.$M$3])" office:value-type="float" office:value="22720" calcext:value-type="float">
            <text:p>22,720</text:p>
          </table:table-cell>
          <table:table-cell table:formula="of:=[.$M$6]*SQRT([.A81]*[.$M$2]+[.$M$3])" office:value-type="float" office:value="26216.0256331886" calcext:value-type="float">
            <text:p>26,216</text:p>
          </table:table-cell>
          <table:table-cell table:formula="of:=[.$M$7]*LN([.A81]*[.$M$2]+[.$M$3])" office:value-type="float" office:value="26054.2684909959" calcext:value-type="float">
            <text:p>26,054</text:p>
          </table:table-cell>
          <table:table-cell table:formula="of:=SUM([.E81:.H81])" office:value-type="float" office:value="78434.2941241845" calcext:value-type="float">
            <text:p>78,434</text:p>
          </table:table-cell>
          <table:table-cell table:formula="of:=SUMIF([.$C$10:.C81]; [.C81]; [.$I$10:.I81])" office:value-type="float" office:value="156285.508291401" calcext:value-type="float">
            <text:p>156,286</text:p>
          </table:table-cell>
          <table:table-cell table:formula="of:=[.I81]-[.I80]" office:value-type="float" office:value="583.079956968242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82]*[.$M$1]" office:value-type="float" office:value="47304000" calcext:value-type="float">
            <text:p>47304000</text:p>
          </table:table-cell>
          <table:table-cell table:formula="of:=FLOOR([.B82]/[.$G$5])+1" office:value-type="float" office:value="6" calcext:value-type="float">
            <text:p>6</text:p>
          </table:table-cell>
          <table:table-cell table:formula="of:=FLOOR(([.B82]-([.C82]-1)*[.$G$5])/[.$G$4])" office:value-type="float" office:value="60" calcext:value-type="float">
            <text:p>6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82]*[.$M$2]+[.$M$3])" office:value-type="float" office:value="22980" calcext:value-type="float">
            <text:p>22,980</text:p>
          </table:table-cell>
          <table:table-cell table:formula="of:=[.$M$6]*SQRT([.A82]*[.$M$2]+[.$M$3])" office:value-type="float" office:value="26365.6025912551" calcext:value-type="float">
            <text:p>26,366</text:p>
          </table:table-cell>
          <table:table-cell table:formula="of:=[.$M$7]*LN([.A82]*[.$M$2]+[.$M$3])" office:value-type="float" office:value="26224.9486695108" calcext:value-type="float">
            <text:p>26,225</text:p>
          </table:table-cell>
          <table:table-cell table:formula="of:=SUM([.E82:.H82])" office:value-type="float" office:value="79014.5512607659" calcext:value-type="float">
            <text:p>79,015</text:p>
          </table:table-cell>
          <table:table-cell table:formula="of:=SUMIF([.$C$10:.C82]; [.C82]; [.$I$10:.I82])" office:value-type="float" office:value="235300.059552167" calcext:value-type="float">
            <text:p>235,300</text:p>
          </table:table-cell>
          <table:table-cell table:formula="of:=[.I82]-[.I81]" office:value-type="float" office:value="580.257136581466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83]*[.$M$1]" office:value-type="float" office:value="47952000" calcext:value-type="float">
            <text:p>47952000</text:p>
          </table:table-cell>
          <table:table-cell table:formula="of:=FLOOR([.B83]/[.$G$5])+1" office:value-type="float" office:value="6" calcext:value-type="float">
            <text:p>6</text:p>
          </table:table-cell>
          <table:table-cell table:formula="of:=FLOOR(([.B83]-([.C83]-1)*[.$G$5])/[.$G$4])" office:value-type="float" office:value="90" calcext:value-type="float">
            <text:p>9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83]*[.$M$2]+[.$M$3])" office:value-type="float" office:value="23240" calcext:value-type="float">
            <text:p>23,240</text:p>
          </table:table-cell>
          <table:table-cell table:formula="of:=[.$M$6]*SQRT([.A83]*[.$M$2]+[.$M$3])" office:value-type="float" office:value="26514.3357450267" calcext:value-type="float">
            <text:p>26,514</text:p>
          </table:table-cell>
          <table:table-cell table:formula="of:=[.$M$7]*LN([.A83]*[.$M$2]+[.$M$3])" office:value-type="float" office:value="26393.7085629573" calcext:value-type="float">
            <text:p>26,394</text:p>
          </table:table-cell>
          <table:table-cell table:formula="of:=SUM([.E83:.H83])" office:value-type="float" office:value="79592.044307984" calcext:value-type="float">
            <text:p>79,592</text:p>
          </table:table-cell>
          <table:table-cell table:formula="of:=SUMIF([.$C$10:.C83]; [.C83]; [.$I$10:.I83])" office:value-type="float" office:value="314892.103860151" calcext:value-type="float">
            <text:p>314,892</text:p>
          </table:table-cell>
          <table:table-cell table:formula="of:=[.I83]-[.I82]" office:value-type="float" office:value="577.49304721805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84]*[.$M$1]" office:value-type="float" office:value="48600000" calcext:value-type="float">
            <text:p>48600000</text:p>
          </table:table-cell>
          <table:table-cell table:formula="of:=FLOOR([.B84]/[.$G$5])+1" office:value-type="float" office:value="6" calcext:value-type="float">
            <text:p>6</text:p>
          </table:table-cell>
          <table:table-cell table:formula="of:=FLOOR(([.B84]-([.C84]-1)*[.$G$5])/[.$G$4])" office:value-type="float" office:value="120" calcext:value-type="float">
            <text:p>12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84]*[.$M$2]+[.$M$3])" office:value-type="float" office:value="23500" calcext:value-type="float">
            <text:p>23,500</text:p>
          </table:table-cell>
          <table:table-cell table:formula="of:=[.$M$6]*SQRT([.A84]*[.$M$2]+[.$M$3])" office:value-type="float" office:value="26662.2392157898" calcext:value-type="float">
            <text:p>26,662</text:p>
          </table:table-cell>
          <table:table-cell table:formula="of:=[.$M$7]*LN([.A84]*[.$M$2]+[.$M$3])" office:value-type="float" office:value="26560.5909004533" calcext:value-type="float">
            <text:p>26,561</text:p>
          </table:table-cell>
          <table:table-cell table:formula="of:=SUM([.E84:.H84])" office:value-type="float" office:value="80166.8301162432" calcext:value-type="float">
            <text:p>80,167</text:p>
          </table:table-cell>
          <table:table-cell table:formula="of:=SUMIF([.$C$10:.C84]; [.C84]; [.$I$10:.I84])" office:value-type="float" office:value="395058.933976394" calcext:value-type="float">
            <text:p>395,059</text:p>
          </table:table-cell>
          <table:table-cell table:formula="of:=[.I84]-[.I83]" office:value-type="float" office:value="574.78580825917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85]*[.$M$1]" office:value-type="float" office:value="49248000" calcext:value-type="float">
            <text:p>49248000</text:p>
          </table:table-cell>
          <table:table-cell table:formula="of:=FLOOR([.B85]/[.$G$5])+1" office:value-type="float" office:value="6" calcext:value-type="float">
            <text:p>6</text:p>
          </table:table-cell>
          <table:table-cell table:formula="of:=FLOOR(([.B85]-([.C85]-1)*[.$G$5])/[.$G$4])" office:value-type="float" office:value="150" calcext:value-type="float">
            <text:p>15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85]*[.$M$2]+[.$M$3])" office:value-type="float" office:value="23760" calcext:value-type="float">
            <text:p>23,760</text:p>
          </table:table-cell>
          <table:table-cell table:formula="of:=[.$M$6]*SQRT([.A85]*[.$M$2]+[.$M$3])" office:value-type="float" office:value="26809.3267352987" calcext:value-type="float">
            <text:p>26,809</text:p>
          </table:table-cell>
          <table:table-cell table:formula="of:=[.$M$7]*LN([.A85]*[.$M$2]+[.$M$3])" office:value-type="float" office:value="26725.6370006183" calcext:value-type="float">
            <text:p>26,726</text:p>
          </table:table-cell>
          <table:table-cell table:formula="of:=SUM([.E85:.H85])" office:value-type="float" office:value="80738.963735917" calcext:value-type="float">
            <text:p>80,739</text:p>
          </table:table-cell>
          <table:table-cell table:formula="of:=SUMIF([.$C$10:.C85]; [.C85]; [.$I$10:.I85])" office:value-type="float" office:value="475797.897712311" calcext:value-type="float">
            <text:p>475,798</text:p>
          </table:table-cell>
          <table:table-cell table:formula="of:=[.I85]-[.I84]" office:value-type="float" office:value="572.13361967381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6]*[.$M$1]" office:value-type="float" office:value="49896000" calcext:value-type="float">
            <text:p>49896000</text:p>
          </table:table-cell>
          <table:table-cell table:formula="of:=FLOOR([.B86]/[.$G$5])+1" office:value-type="float" office:value="6" calcext:value-type="float">
            <text:p>6</text:p>
          </table:table-cell>
          <table:table-cell table:formula="of:=FLOOR(([.B86]-([.C86]-1)*[.$G$5])/[.$G$4])" office:value-type="float" office:value="180" calcext:value-type="float">
            <text:p>18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86]*[.$M$2]+[.$M$3])" office:value-type="float" office:value="24020" calcext:value-type="float">
            <text:p>24,020</text:p>
          </table:table-cell>
          <table:table-cell table:formula="of:=[.$M$6]*SQRT([.A86]*[.$M$2]+[.$M$3])" office:value-type="float" office:value="26955.6116606543" calcext:value-type="float">
            <text:p>26,956</text:p>
          </table:table-cell>
          <table:table-cell table:formula="of:=[.$M$7]*LN([.A86]*[.$M$2]+[.$M$3])" office:value-type="float" office:value="26888.8868329792" calcext:value-type="float">
            <text:p>26,889</text:p>
          </table:table-cell>
          <table:table-cell table:formula="of:=SUM([.E86:.H86])" office:value-type="float" office:value="81308.4984936335" calcext:value-type="float">
            <text:p>81,308</text:p>
          </table:table-cell>
          <table:table-cell table:formula="of:=SUMIF([.$C$10:.C86]; [.C86]; [.$I$10:.I86])" office:value-type="float" office:value="557106.396205944" calcext:value-type="float">
            <text:p>557,106</text:p>
          </table:table-cell>
          <table:table-cell table:formula="of:=[.I86]-[.I85]" office:value-type="float" office:value="569.534757716494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7]*[.$M$1]" office:value-type="float" office:value="50544000" calcext:value-type="float">
            <text:p>50544000</text:p>
          </table:table-cell>
          <table:table-cell table:formula="of:=FLOOR([.B87]/[.$G$5])+1" office:value-type="float" office:value="6" calcext:value-type="float">
            <text:p>6</text:p>
          </table:table-cell>
          <table:table-cell table:formula="of:=FLOOR(([.B87]-([.C87]-1)*[.$G$5])/[.$G$4])" office:value-type="float" office:value="210" calcext:value-type="float">
            <text:p>21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87]*[.$M$2]+[.$M$3])" office:value-type="float" office:value="24280" calcext:value-type="float">
            <text:p>24,280</text:p>
          </table:table-cell>
          <table:table-cell table:formula="of:=[.$M$6]*SQRT([.A87]*[.$M$2]+[.$M$3])" office:value-type="float" office:value="27101.1069884608" calcext:value-type="float">
            <text:p>27,101</text:p>
          </table:table-cell>
          <table:table-cell table:formula="of:=[.$M$7]*LN([.A87]*[.$M$2]+[.$M$3])" office:value-type="float" office:value="27050.3790760711" calcext:value-type="float">
            <text:p>27,050</text:p>
          </table:table-cell>
          <table:table-cell table:formula="of:=SUM([.E87:.H87])" office:value-type="float" office:value="81875.4860645319" calcext:value-type="float">
            <text:p>81,875</text:p>
          </table:table-cell>
          <table:table-cell table:formula="of:=SUMIF([.$C$10:.C87]; [.C87]; [.$I$10:.I87])" office:value-type="float" office:value="638981.882270476" calcext:value-type="float">
            <text:p>638,982</text:p>
          </table:table-cell>
          <table:table-cell table:formula="of:=[.I87]-[.I86]" office:value-type="float" office:value="566.987570898462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8]*[.$M$1]" office:value-type="float" office:value="51192000" calcext:value-type="float">
            <text:p>51192000</text:p>
          </table:table-cell>
          <table:table-cell table:formula="of:=FLOOR([.B88]/[.$G$5])+1" office:value-type="float" office:value="6" calcext:value-type="float">
            <text:p>6</text:p>
          </table:table-cell>
          <table:table-cell table:formula="of:=FLOOR(([.B88]-([.C88]-1)*[.$G$5])/[.$G$4])" office:value-type="float" office:value="240" calcext:value-type="float">
            <text:p>24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88]*[.$M$2]+[.$M$3])" office:value-type="float" office:value="24540" calcext:value-type="float">
            <text:p>24,540</text:p>
          </table:table-cell>
          <table:table-cell table:formula="of:=[.$M$6]*SQRT([.A88]*[.$M$2]+[.$M$3])" office:value-type="float" office:value="27245.8253683018" calcext:value-type="float">
            <text:p>27,246</text:p>
          </table:table-cell>
          <table:table-cell table:formula="of:=[.$M$7]*LN([.A88]*[.$M$2]+[.$M$3])" office:value-type="float" office:value="27210.1511724431" calcext:value-type="float">
            <text:p>27,210</text:p>
          </table:table-cell>
          <table:table-cell table:formula="of:=SUM([.E88:.H88])" office:value-type="float" office:value="82439.976540745" calcext:value-type="float">
            <text:p>82,440</text:p>
          </table:table-cell>
          <table:table-cell table:formula="of:=SUMIF([.$C$10:.C88]; [.C88]; [.$I$10:.I88])" office:value-type="float" office:value="721421.858811221" calcext:value-type="float">
            <text:p>721,422</text:p>
          </table:table-cell>
          <table:table-cell table:formula="of:=[.I88]-[.I87]" office:value-type="float" office:value="564.490476213032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9]*[.$M$1]" office:value-type="float" office:value="51840000" calcext:value-type="float">
            <text:p>51840000</text:p>
          </table:table-cell>
          <table:table-cell table:formula="of:=FLOOR([.B89]/[.$G$5])+1" office:value-type="float" office:value="6" calcext:value-type="float">
            <text:p>6</text:p>
          </table:table-cell>
          <table:table-cell table:formula="of:=FLOOR(([.B89]-([.C89]-1)*[.$G$5])/[.$G$4])" office:value-type="float" office:value="270" calcext:value-type="float">
            <text:p>27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89]*[.$M$2]+[.$M$3])" office:value-type="float" office:value="24800" calcext:value-type="float">
            <text:p>24,800</text:p>
          </table:table-cell>
          <table:table-cell table:formula="of:=[.$M$6]*SQRT([.A89]*[.$M$2]+[.$M$3])" office:value-type="float" office:value="27389.7791155752" calcext:value-type="float">
            <text:p>27,390</text:p>
          </table:table-cell>
          <table:table-cell table:formula="of:=[.$M$7]*LN([.A89]*[.$M$2]+[.$M$3])" office:value-type="float" office:value="27368.2393807657" calcext:value-type="float">
            <text:p>27,368</text:p>
          </table:table-cell>
          <table:table-cell table:formula="of:=SUM([.E89:.H89])" office:value-type="float" office:value="83002.0184963409" calcext:value-type="float">
            <text:p>83,002</text:p>
          </table:table-cell>
          <table:table-cell table:formula="of:=SUMIF([.$C$10:.C89]; [.C89]; [.$I$10:.I89])" office:value-type="float" office:value="804423.877307562" calcext:value-type="float">
            <text:p>804,424</text:p>
          </table:table-cell>
          <table:table-cell table:formula="of:=[.I89]-[.I88]" office:value-type="float" office:value="562.041955595938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90]*[.$M$1]" office:value-type="float" office:value="52488000" calcext:value-type="float">
            <text:p>52488000</text:p>
          </table:table-cell>
          <table:table-cell table:formula="of:=FLOOR([.B90]/[.$G$5])+1" office:value-type="float" office:value="6" calcext:value-type="float">
            <text:p>6</text:p>
          </table:table-cell>
          <table:table-cell table:formula="of:=FLOOR(([.B90]-([.C90]-1)*[.$G$5])/[.$G$4])" office:value-type="float" office:value="300" calcext:value-type="float">
            <text:p>30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90]*[.$M$2]+[.$M$3])" office:value-type="float" office:value="25060" calcext:value-type="float">
            <text:p>25,060</text:p>
          </table:table-cell>
          <table:table-cell table:formula="of:=[.$M$6]*SQRT([.A90]*[.$M$2]+[.$M$3])" office:value-type="float" office:value="27532.9802237244" calcext:value-type="float">
            <text:p>27,533</text:p>
          </table:table-cell>
          <table:table-cell table:formula="of:=[.$M$7]*LN([.A90]*[.$M$2]+[.$M$3])" office:value-type="float" office:value="27524.6788252205" calcext:value-type="float">
            <text:p>27,525</text:p>
          </table:table-cell>
          <table:table-cell table:formula="of:=SUM([.E90:.H90])" office:value-type="float" office:value="83561.6590489449" calcext:value-type="float">
            <text:p>83,562</text:p>
          </table:table-cell>
          <table:table-cell table:formula="of:=SUMIF([.$C$10:.C90]; [.C90]; [.$I$10:.I90])" office:value-type="float" office:value="887985.536356507" calcext:value-type="float">
            <text:p>887,986</text:p>
          </table:table-cell>
          <table:table-cell table:formula="of:=[.I90]-[.I89]" office:value-type="float" office:value="559.640552604003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91]*[.$M$1]" office:value-type="float" office:value="53136000" calcext:value-type="float">
            <text:p>53136000</text:p>
          </table:table-cell>
          <table:table-cell table:formula="of:=FLOOR([.B91]/[.$G$5])+1" office:value-type="float" office:value="6" calcext:value-type="float">
            <text:p>6</text:p>
          </table:table-cell>
          <table:table-cell table:formula="of:=FLOOR(([.B91]-([.C91]-1)*[.$G$5])/[.$G$4])" office:value-type="float" office:value="330" calcext:value-type="float">
            <text:p>33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91]*[.$M$2]+[.$M$3])" office:value-type="float" office:value="25320" calcext:value-type="float">
            <text:p>25,320</text:p>
          </table:table-cell>
          <table:table-cell table:formula="of:=[.$M$6]*SQRT([.A91]*[.$M$2]+[.$M$3])" office:value-type="float" office:value="27675.4403759001" calcext:value-type="float">
            <text:p>27,675</text:p>
          </table:table-cell>
          <table:table-cell table:formula="of:=[.$M$7]*LN([.A91]*[.$M$2]+[.$M$3])" office:value-type="float" office:value="27679.5035423413" calcext:value-type="float">
            <text:p>27,680</text:p>
          </table:table-cell>
          <table:table-cell table:formula="of:=SUM([.E91:.H91])" office:value-type="float" office:value="84118.9439182413" calcext:value-type="float">
            <text:p>84,119</text:p>
          </table:table-cell>
          <table:table-cell table:formula="of:=SUMIF([.$C$10:.C91]; [.C91]; [.$I$10:.I91])" office:value-type="float" office:value="972104.480274748" calcext:value-type="float">
            <text:p>972,104</text:p>
          </table:table-cell>
          <table:table-cell table:formula="of:=[.I91]-[.I90]" office:value-type="float" office:value="557.28486929644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92]*[.$M$1]" office:value-type="float" office:value="53784000" calcext:value-type="float">
            <text:p>53784000</text:p>
          </table:table-cell>
          <table:table-cell table:formula="of:=FLOOR([.B92]/[.$G$5])+1" office:value-type="float" office:value="6" calcext:value-type="float">
            <text:p>6</text:p>
          </table:table-cell>
          <table:table-cell table:formula="of:=FLOOR(([.B92]-([.C92]-1)*[.$G$5])/[.$G$4])" office:value-type="float" office:value="360" calcext:value-type="float">
            <text:p>36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92]*[.$M$2]+[.$M$3])" office:value-type="float" office:value="25580" calcext:value-type="float">
            <text:p>25,580</text:p>
          </table:table-cell>
          <table:table-cell table:formula="of:=[.$M$6]*SQRT([.A92]*[.$M$2]+[.$M$3])" office:value-type="float" office:value="27817.1709560839" calcext:value-type="float">
            <text:p>27,817</text:p>
          </table:table-cell>
          <table:table-cell table:formula="of:=[.$M$7]*LN([.A92]*[.$M$2]+[.$M$3])" office:value-type="float" office:value="27832.7465254621" calcext:value-type="float">
            <text:p>27,833</text:p>
          </table:table-cell>
          <table:table-cell table:formula="of:=SUM([.E92:.H92])" office:value-type="float" office:value="84673.917481546" calcext:value-type="float">
            <text:p>84,674</text:p>
          </table:table-cell>
          <table:table-cell table:formula="of:=SUMIF([.$C$10:.C92]; [.C92]; [.$I$10:.I92])" office:value-type="float" office:value="1056778.39775629" calcext:value-type="float">
            <text:p>1,056,778</text:p>
          </table:table-cell>
          <table:table-cell table:formula="of:=[.I92]-[.I91]" office:value-type="float" office:value="554.97356330468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93]*[.$M$1]" office:value-type="float" office:value="54432000" calcext:value-type="float">
            <text:p>54432000</text:p>
          </table:table-cell>
          <table:table-cell table:formula="of:=FLOOR([.B93]/[.$G$5])+1" office:value-type="float" office:value="6" calcext:value-type="float">
            <text:p>6</text:p>
          </table:table-cell>
          <table:table-cell table:formula="of:=FLOOR(([.B93]-([.C93]-1)*[.$G$5])/[.$G$4])" office:value-type="float" office:value="390" calcext:value-type="float">
            <text:p>39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93]*[.$M$2]+[.$M$3])" office:value-type="float" office:value="25840" calcext:value-type="float">
            <text:p>25,840</text:p>
          </table:table-cell>
          <table:table-cell table:formula="of:=[.$M$6]*SQRT([.A93]*[.$M$2]+[.$M$3])" office:value-type="float" office:value="27958.1830597054" calcext:value-type="float">
            <text:p>27,958</text:p>
          </table:table-cell>
          <table:table-cell table:formula="of:=[.$M$7]*LN([.A93]*[.$M$2]+[.$M$3])" office:value-type="float" office:value="27984.4397669177" calcext:value-type="float">
            <text:p>27,984</text:p>
          </table:table-cell>
          <table:table-cell table:formula="of:=SUM([.E93:.H93])" office:value-type="float" office:value="85226.6228266231" calcext:value-type="float">
            <text:p>85,227</text:p>
          </table:table-cell>
          <table:table-cell table:formula="of:=SUMIF([.$C$10:.C93]; [.C93]; [.$I$10:.I93])" office:value-type="float" office:value="1142005.02058292" calcext:value-type="float">
            <text:p>1,142,005</text:p>
          </table:table-cell>
          <table:table-cell table:formula="of:=[.I93]-[.I92]" office:value-type="float" office:value="552.705345077062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94]*[.$M$1]" office:value-type="float" office:value="55080000" calcext:value-type="float">
            <text:p>55080000</text:p>
          </table:table-cell>
          <table:table-cell table:formula="of:=FLOOR([.B94]/[.$G$5])+1" office:value-type="float" office:value="6" calcext:value-type="float">
            <text:p>6</text:p>
          </table:table-cell>
          <table:table-cell table:formula="of:=FLOOR(([.B94]-([.C94]-1)*[.$G$5])/[.$G$4])" office:value-type="float" office:value="420" calcext:value-type="float">
            <text:p>420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94]*[.$M$2]+[.$M$3])" office:value-type="float" office:value="26100" calcext:value-type="float">
            <text:p>26,100</text:p>
          </table:table-cell>
          <table:table-cell table:formula="of:=[.$M$6]*SQRT([.A94]*[.$M$2]+[.$M$3])" office:value-type="float" office:value="28098.4875037786" calcext:value-type="float">
            <text:p>28,098</text:p>
          </table:table-cell>
          <table:table-cell table:formula="of:=[.$M$7]*LN([.A94]*[.$M$2]+[.$M$3])" office:value-type="float" office:value="28134.6142981314" calcext:value-type="float">
            <text:p>28,135</text:p>
          </table:table-cell>
          <table:table-cell table:formula="of:=SUM([.E94:.H94])" office:value-type="float" office:value="85777.1018019099" calcext:value-type="float">
            <text:p>85,777</text:p>
          </table:table-cell>
          <table:table-cell table:formula="of:=SUMIF([.$C$10:.C94]; [.C94]; [.$I$10:.I94])" office:value-type="float" office:value="1227782.12238483" calcext:value-type="float">
            <text:p>1,227,782</text:p>
          </table:table-cell>
          <table:table-cell table:formula="of:=[.I94]-[.I93]" office:value-type="float" office:value="550.478975286838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95]*[.$M$1]" office:value-type="float" office:value="55728000" calcext:value-type="float">
            <text:p>55728000</text:p>
          </table:table-cell>
          <table:table-cell table:formula="of:=FLOOR([.B95]/[.$G$5])+1" office:value-type="float" office:value="7" calcext:value-type="float">
            <text:p>7</text:p>
          </table:table-cell>
          <table:table-cell table:formula="of:=FLOOR(([.B95]-([.C95]-1)*[.$G$5])/[.$G$4])" office:value-type="float" office:value="24" calcext:value-type="float">
            <text:p>2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95]*[.$M$2]+[.$M$3])" office:value-type="float" office:value="26360" calcext:value-type="float">
            <text:p>26,360</text:p>
          </table:table-cell>
          <table:table-cell table:formula="of:=[.$M$6]*SQRT([.A95]*[.$M$2]+[.$M$3])" office:value-type="float" office:value="28238.0948365856" calcext:value-type="float">
            <text:p>28,238</text:p>
          </table:table-cell>
          <table:table-cell table:formula="of:=[.$M$7]*LN([.A95]*[.$M$2]+[.$M$3])" office:value-type="float" office:value="28283.3002277162" calcext:value-type="float">
            <text:p>28,283</text:p>
          </table:table-cell>
          <table:table-cell table:formula="of:=SUM([.E95:.H95])" office:value-type="float" office:value="86325.3950643018" calcext:value-type="float">
            <text:p>86,325</text:p>
          </table:table-cell>
          <table:table-cell table:formula="of:=SUMIF([.$C$10:.C95]; [.C95]; [.$I$10:.I95])" office:value-type="float" office:value="86325.3950643018" calcext:value-type="float">
            <text:p>86,325</text:p>
          </table:table-cell>
          <table:table-cell table:formula="of:=[.I95]-[.I94]" office:value-type="float" office:value="548.293262391861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6]*[.$M$1]" office:value-type="float" office:value="56376000" calcext:value-type="float">
            <text:p>56376000</text:p>
          </table:table-cell>
          <table:table-cell table:formula="of:=FLOOR([.B96]/[.$G$5])+1" office:value-type="float" office:value="7" calcext:value-type="float">
            <text:p>7</text:p>
          </table:table-cell>
          <table:table-cell table:formula="of:=FLOOR(([.B96]-([.C96]-1)*[.$G$5])/[.$G$4])" office:value-type="float" office:value="54" calcext:value-type="float">
            <text:p>5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96]*[.$M$2]+[.$M$3])" office:value-type="float" office:value="26620" calcext:value-type="float">
            <text:p>26,620</text:p>
          </table:table-cell>
          <table:table-cell table:formula="of:=[.$M$6]*SQRT([.A96]*[.$M$2]+[.$M$3])" office:value-type="float" office:value="28377.0153469317" calcext:value-type="float">
            <text:p>28,377</text:p>
          </table:table-cell>
          <table:table-cell table:formula="of:=[.$M$7]*LN([.A96]*[.$M$2]+[.$M$3])" office:value-type="float" office:value="28430.5267777061" calcext:value-type="float">
            <text:p>28,431</text:p>
          </table:table-cell>
          <table:table-cell table:formula="of:=SUM([.E96:.H96])" office:value-type="float" office:value="86871.5421246379" calcext:value-type="float">
            <text:p>86,872</text:p>
          </table:table-cell>
          <table:table-cell table:formula="of:=SUMIF([.$C$10:.C96]; [.C96]; [.$I$10:.I96])" office:value-type="float" office:value="173196.93718894" calcext:value-type="float">
            <text:p>173,197</text:p>
          </table:table-cell>
          <table:table-cell table:formula="of:=[.I96]-[.I95]" office:value-type="float" office:value="546.147060336079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7]*[.$M$1]" office:value-type="float" office:value="57024000" calcext:value-type="float">
            <text:p>57024000</text:p>
          </table:table-cell>
          <table:table-cell table:formula="of:=FLOOR([.B97]/[.$G$5])+1" office:value-type="float" office:value="7" calcext:value-type="float">
            <text:p>7</text:p>
          </table:table-cell>
          <table:table-cell table:formula="of:=FLOOR(([.B97]-([.C97]-1)*[.$G$5])/[.$G$4])" office:value-type="float" office:value="84" calcext:value-type="float">
            <text:p>8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97]*[.$M$2]+[.$M$3])" office:value-type="float" office:value="26880" calcext:value-type="float">
            <text:p>26,880</text:p>
          </table:table-cell>
          <table:table-cell table:formula="of:=[.$M$6]*SQRT([.A97]*[.$M$2]+[.$M$3])" office:value-type="float" office:value="28515.2590729946" calcext:value-type="float">
            <text:p>28,515</text:p>
          </table:table-cell>
          <table:table-cell table:formula="of:=[.$M$7]*LN([.A97]*[.$M$2]+[.$M$3])" office:value-type="float" office:value="28576.3223180259" calcext:value-type="float">
            <text:p>28,576</text:p>
          </table:table-cell>
          <table:table-cell table:formula="of:=SUM([.E97:.H97])" office:value-type="float" office:value="87415.5813910205" calcext:value-type="float">
            <text:p>87,416</text:p>
          </table:table-cell>
          <table:table-cell table:formula="of:=SUMIF([.$C$10:.C97]; [.C97]; [.$I$10:.I97])" office:value-type="float" office:value="260612.51857996" calcext:value-type="float">
            <text:p>260,613</text:p>
          </table:table-cell>
          <table:table-cell table:formula="of:=[.I97]-[.I96]" office:value-type="float" office:value="544.039266382606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8]*[.$M$1]" office:value-type="float" office:value="57672000" calcext:value-type="float">
            <text:p>57672000</text:p>
          </table:table-cell>
          <table:table-cell table:formula="of:=FLOOR([.B98]/[.$G$5])+1" office:value-type="float" office:value="7" calcext:value-type="float">
            <text:p>7</text:p>
          </table:table-cell>
          <table:table-cell table:formula="of:=FLOOR(([.B98]-([.C98]-1)*[.$G$5])/[.$G$4])" office:value-type="float" office:value="114" calcext:value-type="float">
            <text:p>11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98]*[.$M$2]+[.$M$3])" office:value-type="float" office:value="27140" calcext:value-type="float">
            <text:p>27,140</text:p>
          </table:table-cell>
          <table:table-cell table:formula="of:=[.$M$6]*SQRT([.A98]*[.$M$2]+[.$M$3])" office:value-type="float" office:value="28652.8358107884" calcext:value-type="float">
            <text:p>28,653</text:p>
          </table:table-cell>
          <table:table-cell table:formula="of:=[.$M$7]*LN([.A98]*[.$M$2]+[.$M$3])" office:value-type="float" office:value="28720.7143993025" calcext:value-type="float">
            <text:p>28,721</text:p>
          </table:table-cell>
          <table:table-cell table:formula="of:=SUM([.E98:.H98])" office:value-type="float" office:value="87957.5502100909" calcext:value-type="float">
            <text:p>87,958</text:p>
          </table:table-cell>
          <table:table-cell table:formula="of:=SUMIF([.$C$10:.C98]; [.C98]; [.$I$10:.I98])" office:value-type="float" office:value="348570.068790051" calcext:value-type="float">
            <text:p>348,570</text:p>
          </table:table-cell>
          <table:table-cell table:formula="of:=[.I98]-[.I97]" office:value-type="float" office:value="541.968819070433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9]*[.$M$1]" office:value-type="float" office:value="58320000" calcext:value-type="float">
            <text:p>58320000</text:p>
          </table:table-cell>
          <table:table-cell table:formula="of:=FLOOR([.B99]/[.$G$5])+1" office:value-type="float" office:value="7" calcext:value-type="float">
            <text:p>7</text:p>
          </table:table-cell>
          <table:table-cell table:formula="of:=FLOOR(([.B99]-([.C99]-1)*[.$G$5])/[.$G$4])" office:value-type="float" office:value="144" calcext:value-type="float">
            <text:p>14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99]*[.$M$2]+[.$M$3])" office:value-type="float" office:value="27400" calcext:value-type="float">
            <text:p>27,400</text:p>
          </table:table-cell>
          <table:table-cell table:formula="of:=[.$M$6]*SQRT([.A99]*[.$M$2]+[.$M$3])" office:value-type="float" office:value="28789.7551222653" calcext:value-type="float">
            <text:p>28,790</text:p>
          </table:table-cell>
          <table:table-cell table:formula="of:=[.$M$7]*LN([.A99]*[.$M$2]+[.$M$3])" office:value-type="float" office:value="28863.729784112" calcext:value-type="float">
            <text:p>28,864</text:p>
          </table:table-cell>
          <table:table-cell table:formula="of:=SUM([.E99:.H99])" office:value-type="float" office:value="88497.4849063773" calcext:value-type="float">
            <text:p>88,497</text:p>
          </table:table-cell>
          <table:table-cell table:formula="of:=SUMIF([.$C$10:.C99]; [.C99]; [.$I$10:.I99])" office:value-type="float" office:value="437067.553696428" calcext:value-type="float">
            <text:p>437,068</text:p>
          </table:table-cell>
          <table:table-cell table:formula="of:=[.I99]-[.I98]" office:value-type="float" office:value="539.934696286393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100]*[.$M$1]" office:value-type="float" office:value="58968000" calcext:value-type="float">
            <text:p>58968000</text:p>
          </table:table-cell>
          <table:table-cell table:formula="of:=FLOOR([.B100]/[.$G$5])+1" office:value-type="float" office:value="7" calcext:value-type="float">
            <text:p>7</text:p>
          </table:table-cell>
          <table:table-cell table:formula="of:=FLOOR(([.B100]-([.C100]-1)*[.$G$5])/[.$G$4])" office:value-type="float" office:value="174" calcext:value-type="float">
            <text:p>17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00]*[.$M$2]+[.$M$3])" office:value-type="float" office:value="27660" calcext:value-type="float">
            <text:p>27,660</text:p>
          </table:table-cell>
          <table:table-cell table:formula="of:=[.$M$6]*SQRT([.A100]*[.$M$2]+[.$M$3])" office:value-type="float" office:value="28926.0263430704" calcext:value-type="float">
            <text:p>28,926</text:p>
          </table:table-cell>
          <table:table-cell table:formula="of:=[.$M$7]*LN([.A100]*[.$M$2]+[.$M$3])" office:value-type="float" office:value="29005.3944767508" calcext:value-type="float">
            <text:p>29,005</text:p>
          </table:table-cell>
          <table:table-cell table:formula="of:=SUM([.E100:.H100])" office:value-type="float" office:value="89035.4208198212" calcext:value-type="float">
            <text:p>89,035</text:p>
          </table:table-cell>
          <table:table-cell table:formula="of:=SUMIF([.$C$10:.C100]; [.C100]; [.$I$10:.I100])" office:value-type="float" office:value="526102.97451625" calcext:value-type="float">
            <text:p>526,103</text:p>
          </table:table-cell>
          <table:table-cell table:formula="of:=[.I100]-[.I99]" office:value-type="float" office:value="537.935913443871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101]*[.$M$1]" office:value-type="float" office:value="59616000" calcext:value-type="float">
            <text:p>59616000</text:p>
          </table:table-cell>
          <table:table-cell table:formula="of:=FLOOR([.B101]/[.$G$5])+1" office:value-type="float" office:value="7" calcext:value-type="float">
            <text:p>7</text:p>
          </table:table-cell>
          <table:table-cell table:formula="of:=FLOOR(([.B101]-([.C101]-1)*[.$G$5])/[.$G$4])" office:value-type="float" office:value="204" calcext:value-type="float">
            <text:p>20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01]*[.$M$2]+[.$M$3])" office:value-type="float" office:value="27920" calcext:value-type="float">
            <text:p>27,920</text:p>
          </table:table-cell>
          <table:table-cell table:formula="of:=[.$M$6]*SQRT([.A101]*[.$M$2]+[.$M$3])" office:value-type="float" office:value="29061.6585899704" calcext:value-type="float">
            <text:p>29,062</text:p>
          </table:table-cell>
          <table:table-cell table:formula="of:=[.$M$7]*LN([.A101]*[.$M$2]+[.$M$3])" office:value-type="float" office:value="29145.7337516142" calcext:value-type="float">
            <text:p>29,146</text:p>
          </table:table-cell>
          <table:table-cell table:formula="of:=SUM([.E101:.H101])" office:value-type="float" office:value="89571.3923415846" calcext:value-type="float">
            <text:p>89,571</text:p>
          </table:table-cell>
          <table:table-cell table:formula="of:=SUMIF([.$C$10:.C101]; [.C101]; [.$I$10:.I101])" office:value-type="float" office:value="615674.366857834" calcext:value-type="float">
            <text:p>615,674</text:p>
          </table:table-cell>
          <table:table-cell table:formula="of:=[.I101]-[.I100]" office:value-type="float" office:value="535.971521763437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102]*[.$M$1]" office:value-type="float" office:value="60264000" calcext:value-type="float">
            <text:p>60264000</text:p>
          </table:table-cell>
          <table:table-cell table:formula="of:=FLOOR([.B102]/[.$G$5])+1" office:value-type="float" office:value="7" calcext:value-type="float">
            <text:p>7</text:p>
          </table:table-cell>
          <table:table-cell table:formula="of:=FLOOR(([.B102]-([.C102]-1)*[.$G$5])/[.$G$4])" office:value-type="float" office:value="234" calcext:value-type="float">
            <text:p>23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02]*[.$M$2]+[.$M$3])" office:value-type="float" office:value="28180" calcext:value-type="float">
            <text:p>28,180</text:p>
          </table:table-cell>
          <table:table-cell table:formula="of:=[.$M$6]*SQRT([.A102]*[.$M$2]+[.$M$3])" office:value-type="float" office:value="29196.6607679714" calcext:value-type="float">
            <text:p>29,197</text:p>
          </table:table-cell>
          <table:table-cell table:formula="of:=[.$M$7]*LN([.A102]*[.$M$2]+[.$M$3])" office:value-type="float" office:value="29284.7721802597" calcext:value-type="float">
            <text:p>29,285</text:p>
          </table:table-cell>
          <table:table-cell table:formula="of:=SUM([.E102:.H102])" office:value-type="float" office:value="90105.4329482311" calcext:value-type="float">
            <text:p>90,105</text:p>
          </table:table-cell>
          <table:table-cell table:formula="of:=SUMIF([.$C$10:.C102]; [.C102]; [.$I$10:.I102])" office:value-type="float" office:value="705779.799806065" calcext:value-type="float">
            <text:p>705,780</text:p>
          </table:table-cell>
          <table:table-cell table:formula="of:=[.I102]-[.I101]" office:value-type="float" office:value="534.040606646435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103]*[.$M$1]" office:value-type="float" office:value="60912000" calcext:value-type="float">
            <text:p>60912000</text:p>
          </table:table-cell>
          <table:table-cell table:formula="of:=FLOOR([.B103]/[.$G$5])+1" office:value-type="float" office:value="7" calcext:value-type="float">
            <text:p>7</text:p>
          </table:table-cell>
          <table:table-cell table:formula="of:=FLOOR(([.B103]-([.C103]-1)*[.$G$5])/[.$G$4])" office:value-type="float" office:value="264" calcext:value-type="float">
            <text:p>26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03]*[.$M$2]+[.$M$3])" office:value-type="float" office:value="28440" calcext:value-type="float">
            <text:p>28,440</text:p>
          </table:table-cell>
          <table:table-cell table:formula="of:=[.$M$6]*SQRT([.A103]*[.$M$2]+[.$M$3])" office:value-type="float" office:value="29331.0415771414" calcext:value-type="float">
            <text:p>29,331</text:p>
          </table:table-cell>
          <table:table-cell table:formula="of:=[.$M$7]*LN([.A103]*[.$M$2]+[.$M$3])" office:value-type="float" office:value="29422.5336572272" calcext:value-type="float">
            <text:p>29,423</text:p>
          </table:table-cell>
          <table:table-cell table:formula="of:=SUM([.E103:.H103])" office:value-type="float" office:value="90637.5752343687" calcext:value-type="float">
            <text:p>90,638</text:p>
          </table:table-cell>
          <table:table-cell table:formula="of:=SUMIF([.$C$10:.C103]; [.C103]; [.$I$10:.I103])" office:value-type="float" office:value="796417.375040434" calcext:value-type="float">
            <text:p>796,417</text:p>
          </table:table-cell>
          <table:table-cell table:formula="of:=[.I103]-[.I102]" office:value-type="float" office:value="532.142286137634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104]*[.$M$1]" office:value-type="float" office:value="61560000" calcext:value-type="float">
            <text:p>61560000</text:p>
          </table:table-cell>
          <table:table-cell table:formula="of:=FLOOR([.B104]/[.$G$5])+1" office:value-type="float" office:value="7" calcext:value-type="float">
            <text:p>7</text:p>
          </table:table-cell>
          <table:table-cell table:formula="of:=FLOOR(([.B104]-([.C104]-1)*[.$G$5])/[.$G$4])" office:value-type="float" office:value="294" calcext:value-type="float">
            <text:p>29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04]*[.$M$2]+[.$M$3])" office:value-type="float" office:value="28700" calcext:value-type="float">
            <text:p>28,700</text:p>
          </table:table-cell>
          <table:table-cell table:formula="of:=[.$M$6]*SQRT([.A104]*[.$M$2]+[.$M$3])" office:value-type="float" office:value="29464.8095191535" calcext:value-type="float">
            <text:p>29,465</text:p>
          </table:table-cell>
          <table:table-cell table:formula="of:=[.$M$7]*LN([.A104]*[.$M$2]+[.$M$3])" office:value-type="float" office:value="29559.0414246853" calcext:value-type="float">
            <text:p>29,559</text:p>
          </table:table-cell>
          <table:table-cell table:formula="of:=SUM([.E104:.H104])" office:value-type="float" office:value="91167.8509438388" calcext:value-type="float">
            <text:p>91,168</text:p>
          </table:table-cell>
          <table:table-cell table:formula="of:=SUMIF([.$C$10:.C104]; [.C104]; [.$I$10:.I104])" office:value-type="float" office:value="887585.225984273" calcext:value-type="float">
            <text:p>887,585</text:p>
          </table:table-cell>
          <table:table-cell table:formula="of:=[.I104]-[.I103]" office:value-type="float" office:value="530.275709470123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105]*[.$M$1]" office:value-type="float" office:value="62208000" calcext:value-type="float">
            <text:p>62208000</text:p>
          </table:table-cell>
          <table:table-cell table:formula="of:=FLOOR([.B105]/[.$G$5])+1" office:value-type="float" office:value="7" calcext:value-type="float">
            <text:p>7</text:p>
          </table:table-cell>
          <table:table-cell table:formula="of:=FLOOR(([.B105]-([.C105]-1)*[.$G$5])/[.$G$4])" office:value-type="float" office:value="324" calcext:value-type="float">
            <text:p>32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05]*[.$M$2]+[.$M$3])" office:value-type="float" office:value="28960" calcext:value-type="float">
            <text:p>28,960</text:p>
          </table:table-cell>
          <table:table-cell table:formula="of:=[.$M$6]*SQRT([.A105]*[.$M$2]+[.$M$3])" office:value-type="float" office:value="29597.9729035622" calcext:value-type="float">
            <text:p>29,598</text:p>
          </table:table-cell>
          <table:table-cell table:formula="of:=[.$M$7]*LN([.A105]*[.$M$2]+[.$M$3])" office:value-type="float" office:value="29694.3180959644" calcext:value-type="float">
            <text:p>29,694</text:p>
          </table:table-cell>
          <table:table-cell table:formula="of:=SUM([.E105:.H105])" office:value-type="float" office:value="91696.2909995265" calcext:value-type="float">
            <text:p>91,696</text:p>
          </table:table-cell>
          <table:table-cell table:formula="of:=SUMIF([.$C$10:.C105]; [.C105]; [.$I$10:.I105])" office:value-type="float" office:value="979281.516983799" calcext:value-type="float">
            <text:p>979,282</text:p>
          </table:table-cell>
          <table:table-cell table:formula="of:=[.I105]-[.I104]" office:value-type="float" office:value="528.440055687737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6]*[.$M$1]" office:value-type="float" office:value="62856000" calcext:value-type="float">
            <text:p>62856000</text:p>
          </table:table-cell>
          <table:table-cell table:formula="of:=FLOOR([.B106]/[.$G$5])+1" office:value-type="float" office:value="7" calcext:value-type="float">
            <text:p>7</text:p>
          </table:table-cell>
          <table:table-cell table:formula="of:=FLOOR(([.B106]-([.C106]-1)*[.$G$5])/[.$G$4])" office:value-type="float" office:value="354" calcext:value-type="float">
            <text:p>35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06]*[.$M$2]+[.$M$3])" office:value-type="float" office:value="29220" calcext:value-type="float">
            <text:p>29,220</text:p>
          </table:table-cell>
          <table:table-cell table:formula="of:=[.$M$6]*SQRT([.A106]*[.$M$2]+[.$M$3])" office:value-type="float" office:value="29730.5398538271" calcext:value-type="float">
            <text:p>29,731</text:p>
          </table:table-cell>
          <table:table-cell table:formula="of:=[.$M$7]*LN([.A106]*[.$M$2]+[.$M$3])" office:value-type="float" office:value="29828.3856780399" calcext:value-type="float">
            <text:p>29,828</text:p>
          </table:table-cell>
          <table:table-cell table:formula="of:=SUM([.E106:.H106])" office:value-type="float" office:value="92222.925531867" calcext:value-type="float">
            <text:p>92,223</text:p>
          </table:table-cell>
          <table:table-cell table:formula="of:=SUMIF([.$C$10:.C106]; [.C106]; [.$I$10:.I106])" office:value-type="float" office:value="1071504.44251567" calcext:value-type="float">
            <text:p>1,071,504</text:p>
          </table:table-cell>
          <table:table-cell table:formula="of:=[.I106]-[.I105]" office:value-type="float" office:value="526.634532340482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7]*[.$M$1]" office:value-type="float" office:value="63504000" calcext:value-type="float">
            <text:p>63504000</text:p>
          </table:table-cell>
          <table:table-cell table:formula="of:=FLOOR([.B107]/[.$G$5])+1" office:value-type="float" office:value="7" calcext:value-type="float">
            <text:p>7</text:p>
          </table:table-cell>
          <table:table-cell table:formula="of:=FLOOR(([.B107]-([.C107]-1)*[.$G$5])/[.$G$4])" office:value-type="float" office:value="384" calcext:value-type="float">
            <text:p>38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07]*[.$M$2]+[.$M$3])" office:value-type="float" office:value="29480" calcext:value-type="float">
            <text:p>29,480</text:p>
          </table:table-cell>
          <table:table-cell table:formula="of:=[.$M$6]*SQRT([.A107]*[.$M$2]+[.$M$3])" office:value-type="float" office:value="29862.5183130961" calcext:value-type="float">
            <text:p>29,863</text:p>
          </table:table-cell>
          <table:table-cell table:formula="of:=[.$M$7]*LN([.A107]*[.$M$2]+[.$M$3])" office:value-type="float" office:value="29961.2655930187" calcext:value-type="float">
            <text:p>29,961</text:p>
          </table:table-cell>
          <table:table-cell table:formula="of:=SUM([.E107:.H107])" office:value-type="float" office:value="92747.7839061148" calcext:value-type="float">
            <text:p>92,748</text:p>
          </table:table-cell>
          <table:table-cell table:formula="of:=SUMIF([.$C$10:.C107]; [.C107]; [.$I$10:.I107])" office:value-type="float" office:value="1164252.22642178" calcext:value-type="float">
            <text:p>1,164,252</text:p>
          </table:table-cell>
          <table:table-cell table:formula="of:=[.I107]-[.I106]" office:value-type="float" office:value="524.858374247764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8]*[.$M$1]" office:value-type="float" office:value="64152000" calcext:value-type="float">
            <text:p>64152000</text:p>
          </table:table-cell>
          <table:table-cell table:formula="of:=FLOOR([.B108]/[.$G$5])+1" office:value-type="float" office:value="7" calcext:value-type="float">
            <text:p>7</text:p>
          </table:table-cell>
          <table:table-cell table:formula="of:=FLOOR(([.B108]-([.C108]-1)*[.$G$5])/[.$G$4])" office:value-type="float" office:value="414" calcext:value-type="float">
            <text:p>414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08]*[.$M$2]+[.$M$3])" office:value-type="float" office:value="29740" calcext:value-type="float">
            <text:p>29,740</text:p>
          </table:table-cell>
          <table:table-cell table:formula="of:=[.$M$6]*SQRT([.A108]*[.$M$2]+[.$M$3])" office:value-type="float" office:value="29993.9160497592" calcext:value-type="float">
            <text:p>29,994</text:p>
          </table:table-cell>
          <table:table-cell table:formula="of:=[.$M$7]*LN([.A108]*[.$M$2]+[.$M$3])" office:value-type="float" office:value="30092.9786986818" calcext:value-type="float">
            <text:p>30,093</text:p>
          </table:table-cell>
          <table:table-cell table:formula="of:=SUM([.E108:.H108])" office:value-type="float" office:value="93270.8947484409" calcext:value-type="float">
            <text:p>93,271</text:p>
          </table:table-cell>
          <table:table-cell table:formula="of:=SUMIF([.$C$10:.C108]; [.C108]; [.$I$10:.I108])" office:value-type="float" office:value="1257523.12117022" calcext:value-type="float">
            <text:p>1,257,523</text:p>
          </table:table-cell>
          <table:table-cell table:formula="of:=[.I108]-[.I107]" office:value-type="float" office:value="523.110842326147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9]*[.$M$1]" office:value-type="float" office:value="64800000" calcext:value-type="float">
            <text:p>64800000</text:p>
          </table:table-cell>
          <table:table-cell table:formula="of:=FLOOR([.B109]/[.$G$5])+1" office:value-type="float" office:value="8" calcext:value-type="float">
            <text:p>8</text:p>
          </table:table-cell>
          <table:table-cell table:formula="of:=FLOOR(([.B109]-([.C109]-1)*[.$G$5])/[.$G$4])" office:value-type="float" office:value="18" calcext:value-type="float">
            <text:p>18</text:p>
          </table:table-cell>
          <table:table-cell table:formula="of:=[.$M$4]" office:value-type="float" office:value="3444" calcext:value-type="float">
            <text:p>3,444</text:p>
          </table:table-cell>
          <table:table-cell table:formula="of:=[.$M$5]*([.A109]*[.$M$2]+[.$M$3])" office:value-type="float" office:value="30000" calcext:value-type="float">
            <text:p>30,000</text:p>
          </table:table-cell>
          <table:table-cell table:formula="of:=[.$M$6]*SQRT([.A109]*[.$M$2]+[.$M$3])" office:value-type="float" office:value="30124.7406627841" calcext:value-type="float">
            <text:p>30,125</text:p>
          </table:table-cell>
          <table:table-cell table:formula="of:=[.$M$7]*LN([.A109]*[.$M$2]+[.$M$3])" office:value-type="float" office:value="30223.545308134" calcext:value-type="float">
            <text:p>30,224</text:p>
          </table:table-cell>
          <table:table-cell table:formula="of:=SUM([.E109:.H109])" office:value-type="float" office:value="93792.2859709181" calcext:value-type="float">
            <text:p>93,792</text:p>
          </table:table-cell>
          <table:table-cell table:formula="of:=SUMIF([.$C$10:.C109]; [.C109]; [.$I$10:.I109])" office:value-type="float" office:value="93792.2859709181" calcext:value-type="float">
            <text:p>93,792</text:p>
          </table:table-cell>
          <table:table-cell table:formula="of:=[.I109]-[.I108]" office:value-type="float" office:value="521.391222477178" calcext:value-type="float">
            <text:p>5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23:14:04.4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1:58:03.695000000</meta:creation-date>
    <dc:date>2016-03-14T00:04:24.183000000</dc:date>
    <meta:editing-duration>PT31M14S</meta:editing-duration>
    <meta:editing-cycles>4</meta:editing-cycles>
    <meta:generator>LibreOffice/5.0.4.2$Windows_X86_64 LibreOffice_project/2b9802c1994aa0b7dc6079e128979269cf95bc78</meta:generator>
    <meta:document-statistic meta:table-count="1" meta:cell-count="1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344cm" svg:height="14.637cm" xlink:href=".." xlink:type="simple" chart:class="chart:scatter" chart:style-name="ch1">
        <chart:plot-area chart:style-name="ch2" table:cell-range-address="Sheet1.A10:Sheet1.A59 Sheet1.I9:Sheet1.I59" chart:data-source-has-labels="row" svg:x="0.486cm" svg:y="0.292cm" svg:width="23.372cm" svg:height="14.053cm">
          <chartooo:coordinate-region svg:x="1.769cm" svg:y="0.491cm" svg:width="21.902cm" svg:height="13.20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I10:Sheet1.I59" chart:label-cell-address="Sheet1.I9:Sheet1.I9" chart:class="chart:scatter">
            <chart:domain table:cell-range-address="Sheet1.A10:Sheet1.A59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 Payment</text:p>
                <draw:g>
                  <svg:desc>Sheet1.I9:Sheet1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0:Sheet1.A59</svg:desc>
                </draw:g>
              </table:table-cell>
              <table:table-cell office:value-type="float" office:value="20000.4940797235">
                <text:p>20000.4940797235</text:p>
                <draw:g>
                  <svg:desc>Sheet1.I10:Sheet1.I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490.4248848718">
                <text:p>21490.4248848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920.9588907436">
                <text:p>22920.9588907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298.1451908048">
                <text:p>24298.1451908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627.1377681163">
                <text:p>25627.1377681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912.3649419458">
                <text:p>26912.3649419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8157.6603993481">
                <text:p>28157.6603993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9366.3658294045">
                <text:p>29366.3658294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0541.4122531542">
                <text:p>30541.4122531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1685.385155219">
                <text:p>31685.385155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2800.5771483482">
                <text:p>32800.57714834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3889.0309350989">
                <text:p>33889.03093509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4952.5746403141">
                <text:p>34952.5746403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5992.8510880718">
                <text:p>35992.85108807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7011.342230107">
                <text:p>37011.342230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8009.3896606361">
                <text:p>38009.38966063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8988.2119484168">
                <text:p>38988.2119484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9948.9193622074">
                <text:p>39948.9193622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0892.5264474817">
                <text:p>40892.52644748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1819.96282094">
                <text:p>41819.962820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2732.0824783111">
                <text:p>42732.0824783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3629.6718552187">
                <text:p>43629.67185521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4513.4568368767">
                <text:p>44513.45683687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5384.1088773721">
                <text:p>45384.1088773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6242.2503612754">
                <text:p>46242.25036127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7088.4593177486">
                <text:p>47088.45931774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7923.2735790408">
                <text:p>47923.2735790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8747.1944603717">
                <text:p>48747.19446037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9560.6900260103">
                <text:p>49560.6900260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0364.1979963254">
                <text:p>50364.19799632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1158.1283422911">
                <text:p>51158.12834229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1942.8656070449">
                <text:p>51942.86560704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2718.7709883511">
                <text:p>52718.77098835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3486.1842110147">
                <text:p>53486.1842110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4245.4252142475">
                <text:p>54245.4252142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4996.7956755759">
                <text:p>54996.79567557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5740.5803899927">
                <text:p>55740.58038999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6477.0485205984">
                <text:p>56477.0485205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7206.4547348875">
                <text:p>57206.4547348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7929.0402390423">
                <text:p>57929.04023904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8645.0337210635">
                <text:p>58645.03372106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9354.6522122466">
                <text:p>59354.65221224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0058.1018753699">
                <text:p>60058.1018753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0755.5787269784">
                <text:p>60755.57872697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1447.2693002904">
                <text:p>61447.2693002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2133.3512545086">
                <text:p>62133.35125450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2813.9939356731">
                <text:p>62813.99393567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3489.3588936244">
                <text:p>63489.35889362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4159.6003591482">
                <text:p>64159.60035914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4824.865684942">
                <text:p>64824.865684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